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4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Neighbourhood function calculator</text:p>
          </table:table-cell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>
            <text:p>Gridsize [cells]</text:p>
          </table:table-cell>
          <table:table-cell table:style-name="Default" office:value-type="float" office:value="837">
            <text:p>837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>
            <text:p>Learning rate Begin</text:p>
          </table:table-cell>
          <table:table-cell table:style-name="Default" office:value-type="float" office:value="0.25">
            <text:p>0,25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office:value-type="string">
            <text:p>Learning rate End</text:p>
          </table:table-cell>
          <table:table-cell table:style-name="Default" office:value-type="float" office:value="0.01">
            <text:p>0,01</text:p>
          </table:table-cell>
          <table:table-cell table:style-name="Default"/>
          <table:table-cell table:style-name="Default" office:value-type="string">
            <text:p>Sigma</text:p>
          </table:table-cell>
          <table:table-cell table:style-name="Default" table:formula="oooc:=[.B6]*(([.B7]/[.B6])^[.B4])" office:value-type="float" office:value="0.594603557501361">
            <text:p>0,59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>
            <text:p>Radius Begin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Sigmasqr2</text:p>
          </table:table-cell>
          <table:table-cell table:style-name="Default" table:formula="oooc:=[.E5]*[.E5]" office:value-type="float" office:value="0.353553390593274">
            <text:p>0,35</text:p>
          </table:table-cell>
          <table:table-cell table:style-name="Default"/>
          <table:table-cell/>
        </table:table-row>
        <table:table-row table:style-name="ro2">
          <table:table-cell table:style-name="Default" office:value-type="string">
            <text:p>Radius End</text:p>
          </table:table-cell>
          <table:table-cell table:style-name="Default" office:value-type="float" office:value="0.125">
            <text:p>0,13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/>
        </table:table-row>
        <table:table-row table:style-name="ro2">
          <table:table-cell table:style-name="Default" office:value-type="string">
            <text:p>Learningstep [%]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5">
            <text:p>0,25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75">
            <text:p>0,75</text:p>
          </table:table-cell>
          <table:table-cell table:style-name="Default" office:value-type="float" office:value="1">
            <text:p>1</text:p>
          </table:table-cell>
          <table:table-cell/>
        </table:table-row>
        <table:table-row table:style-name="ro1">
          <table:table-cell table:style-name="Default" office:value-type="string">
            <text:p>Current learning rate</text:p>
          </table:table-cell>
          <table:table-cell table:style-name="Default" table:formula="oooc:=[.$B$4]*(([.$B$5]/[.$B$4])^[.B9])" office:value-type="float" office:value="0.25">
            <text:p>0,25</text:p>
          </table:table-cell>
          <table:table-cell table:style-name="Default" table:formula="oooc:=[.$B$4]*(([.$B$5]/[.$B$4])^[.C9])" office:value-type="float" office:value="0.111803398874989">
            <text:p>0,11</text:p>
          </table:table-cell>
          <table:table-cell table:style-name="Default" table:formula="oooc:=[.$B$4]*(([.$B$5]/[.$B$4])^[.D9])" office:value-type="float" office:value="0.05">
            <text:p>0,05</text:p>
          </table:table-cell>
          <table:table-cell table:style-name="Default" table:formula="oooc:=[.$B$4]*(([.$B$5]/[.$B$4])^[.E9])" office:value-type="float" office:value="0.0223606797749979">
            <text:p>0,02</text:p>
          </table:table-cell>
          <table:table-cell table:style-name="Default" table:formula="oooc:=[.$B$4]*(([.$B$5]/[.$B$4])^[.F9])" office:value-type="float" office:value="0.01">
            <text:p>0,01</text:p>
          </table:table-cell>
          <table:table-cell/>
        </table:table-row>
        <table:table-row table:style-name="ro2">
          <table:table-cell table:style-name="Default" table:number-columns-repeated="6"/>
          <table:table-cell/>
        </table:table-row>
        <table:table-row table:style-name="ro3">
          <table:table-cell office:value-type="string">
            <text:p>Distance</text:p>
          </table:table-cell>
          <table:table-cell office:value-type="string">
            <text:p>NBF 0</text:p>
          </table:table-cell>
          <table:table-cell office:value-type="string">
            <text:p>NBF 25</text:p>
          </table:table-cell>
          <table:table-cell office:value-type="string">
            <text:p>NBF 50</text:p>
          </table:table-cell>
          <table:table-cell office:value-type="string">
            <text:p>NBF 75</text:p>
          </table:table-cell>
          <table:table-cell office:value-type="string">
            <text:p>NBF 100</text:p>
          </table:table-cell>
          <table:table-cell/>
        </table:table-row>
        <table:table-row table:style-name="ro4">
          <table:table-cell office:value-type="float" office:value="0">
            <text:p>0</text:p>
          </table:table-cell>
          <table:table-cell table:formula="oooc:=EXP(-([.A13]/[.$B$3])/[.$E$6])*[.$B$10]" office:value-type="float" office:value="0.25">
            <text:p>0,25</text:p>
          </table:table-cell>
          <table:table-cell table:formula="oooc:=EXP(-([.A13]/[.$B$3])/[.$E$6])*[.$C$10]" office:value-type="float" office:value="0.111803398874989">
            <text:p>0,11</text:p>
          </table:table-cell>
          <table:table-cell table:formula="oooc:=EXP(-([.A13]/[.$B$3])/[.$E$6])*[.$D$10]" office:value-type="float" office:value="0.05">
            <text:p>0,05</text:p>
          </table:table-cell>
          <table:table-cell table:formula="oooc:=EXP(-([.A13]/[.$B$3])/[.$E$6])*[.$E$10]" office:value-type="float" office:value="0.0223606797749979">
            <text:p>0,02</text:p>
          </table:table-cell>
          <table:table-cell table:formula="oooc:=EXP(-([.A13]/[.$B$3])/[.$E$6])*[.$F$10]" office:value-type="float" office:value="0.01">
            <text:p>0,0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ooc:=EXP(-([.A14]/[.$B$3])/[.$E$6])*[.$B$10]" office:value-type="float" office:value="0.241693037058396">
            <text:p>0,24</text:p>
          </table:table-cell>
          <table:table-cell table:formula="oooc:=EXP(-([.A14]/[.$B$3])/[.$E$6])*[.$C$10]" office:value-type="float" office:value="0.10808841211019">
            <text:p>0,11</text:p>
          </table:table-cell>
          <table:table-cell table:formula="oooc:=EXP(-([.A14]/[.$B$3])/[.$E$6])*[.$D$10]" office:value-type="float" office:value="0.0483386074116792">
            <text:p>0,05</text:p>
          </table:table-cell>
          <table:table-cell table:formula="oooc:=EXP(-([.A14]/[.$B$3])/[.$E$6])*[.$E$10]" office:value-type="float" office:value="0.021617682422038">
            <text:p>0,02</text:p>
          </table:table-cell>
          <table:table-cell table:formula="oooc:=EXP(-([.A14]/[.$B$3])/[.$E$6])*[.$F$10]" office:value-type="float" office:value="0.00966772148233585">
            <text:p>0,01</text:p>
          </table:table-cell>
          <table:table-cell>
            <draw:frame table:end-cell-address="Sheet1.S46" table:end-x="1.905cm" table:end-y="0.175cm" draw:z-index="0" svg:width="28.776cm" svg:height="14.314cm" svg:x="0.225cm" svg:y="0.312cm">
              <draw:object draw:notify-on-update-of-ranges="Sheet1.A12:Sheet1.F1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ooc:=EXP(-([.A15]/[.$B$3])/[.$E$6])*[.$B$10]" office:value-type="float" office:value="0.233662096650045">
            <text:p>0,23</text:p>
          </table:table-cell>
          <table:table-cell table:formula="oooc:=EXP(-([.A15]/[.$B$3])/[.$E$6])*[.$C$10]" office:value-type="float" office:value="0.104496866374925">
            <text:p>0,1</text:p>
          </table:table-cell>
          <table:table-cell table:formula="oooc:=EXP(-([.A15]/[.$B$3])/[.$E$6])*[.$D$10]" office:value-type="float" office:value="0.046732419330009">
            <text:p>0,05</text:p>
          </table:table-cell>
          <table:table-cell table:formula="oooc:=EXP(-([.A15]/[.$B$3])/[.$E$6])*[.$E$10]" office:value-type="float" office:value="0.0208993732749851">
            <text:p>0,02</text:p>
          </table:table-cell>
          <table:table-cell table:formula="oooc:=EXP(-([.A15]/[.$B$3])/[.$E$6])*[.$F$10]" office:value-type="float" office:value="0.00934648386600181">
            <text:p>0,01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formula="oooc:=EXP(-([.A16]/[.$B$3])/[.$E$6])*[.$B$10]" office:value-type="float" office:value="0.225898007139128">
            <text:p>0,23</text:p>
          </table:table-cell>
          <table:table-cell table:formula="oooc:=EXP(-([.A16]/[.$B$3])/[.$E$6])*[.$C$10]" office:value-type="float" office:value="0.101024659988964">
            <text:p>0,1</text:p>
          </table:table-cell>
          <table:table-cell table:formula="oooc:=EXP(-([.A16]/[.$B$3])/[.$E$6])*[.$D$10]" office:value-type="float" office:value="0.0451796014278255">
            <text:p>0,05</text:p>
          </table:table-cell>
          <table:table-cell table:formula="oooc:=EXP(-([.A16]/[.$B$3])/[.$E$6])*[.$E$10]" office:value-type="float" office:value="0.0202049319977929">
            <text:p>0,02</text:p>
          </table:table-cell>
          <table:table-cell table:formula="oooc:=EXP(-([.A16]/[.$B$3])/[.$E$6])*[.$F$10]" office:value-type="float" office:value="0.00903592028556511">
            <text:p>0,01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table:formula="oooc:=EXP(-([.A17]/[.$B$3])/[.$E$6])*[.$B$10]" office:value-type="float" office:value="0.21839190164358">
            <text:p>0,22</text:p>
          </table:table-cell>
          <table:table-cell table:formula="oooc:=EXP(-([.A17]/[.$B$3])/[.$E$6])*[.$C$10]" office:value-type="float" office:value="0.0976678275620986">
            <text:p>0,1</text:p>
          </table:table-cell>
          <table:table-cell table:formula="oooc:=EXP(-([.A17]/[.$B$3])/[.$E$6])*[.$D$10]" office:value-type="float" office:value="0.043678380328716">
            <text:p>0,04</text:p>
          </table:table-cell>
          <table:table-cell table:formula="oooc:=EXP(-([.A17]/[.$B$3])/[.$E$6])*[.$E$10]" office:value-type="float" office:value="0.0195335655124197">
            <text:p>0,02</text:p>
          </table:table-cell>
          <table:table-cell table:formula="oooc:=EXP(-([.A17]/[.$B$3])/[.$E$6])*[.$F$10]" office:value-type="float" office:value="0.00873567606574321">
            <text:p>0,01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table:formula="oooc:=EXP(-([.A18]/[.$B$3])/[.$E$6])*[.$B$10]" office:value-type="float" office:value="0.211135207908782">
            <text:p>0,21</text:p>
          </table:table-cell>
          <table:table-cell table:formula="oooc:=EXP(-([.A18]/[.$B$3])/[.$E$6])*[.$C$10]" office:value-type="float" office:value="0.0944225354655174">
            <text:p>0,09</text:p>
          </table:table-cell>
          <table:table-cell table:formula="oooc:=EXP(-([.A18]/[.$B$3])/[.$E$6])*[.$D$10]" office:value-type="float" office:value="0.0422270415817563">
            <text:p>0,04</text:p>
          </table:table-cell>
          <table:table-cell table:formula="oooc:=EXP(-([.A18]/[.$B$3])/[.$E$6])*[.$E$10]" office:value-type="float" office:value="0.0188845070931035">
            <text:p>0,02</text:p>
          </table:table-cell>
          <table:table-cell table:formula="oooc:=EXP(-([.A18]/[.$B$3])/[.$E$6])*[.$F$10]" office:value-type="float" office:value="0.00844540831635127">
            <text:p>0,01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table:formula="oooc:=EXP(-([.A19]/[.$B$3])/[.$E$6])*[.$B$10]" office:value-type="float" office:value="0.204119638517717">
            <text:p>0,2</text:p>
          </table:table-cell>
          <table:table-cell table:formula="oooc:=EXP(-([.A19]/[.$B$3])/[.$E$6])*[.$C$10]" office:value-type="float" office:value="0.0912850774536601">
            <text:p>0,09</text:p>
          </table:table-cell>
          <table:table-cell table:formula="oooc:=EXP(-([.A19]/[.$B$3])/[.$E$6])*[.$D$10]" office:value-type="float" office:value="0.0408239277035435">
            <text:p>0,04</text:p>
          </table:table-cell>
          <table:table-cell table:formula="oooc:=EXP(-([.A19]/[.$B$3])/[.$E$6])*[.$E$10]" office:value-type="float" office:value="0.018257015490732">
            <text:p>0,02</text:p>
          </table:table-cell>
          <table:table-cell table:formula="oooc:=EXP(-([.A19]/[.$B$3])/[.$E$6])*[.$F$10]" office:value-type="float" office:value="0.0081647855407087">
            <text:p>0,01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table:formula="oooc:=EXP(-([.A20]/[.$B$3])/[.$E$6])*[.$B$10]" office:value-type="float" office:value="0.197337181426437">
            <text:p>0,2</text:p>
          </table:table-cell>
          <table:table-cell table:formula="oooc:=EXP(-([.A20]/[.$B$3])/[.$E$6])*[.$C$10]" office:value-type="float" office:value="0.0882518704315442">
            <text:p>0,09</text:p>
          </table:table-cell>
          <table:table-cell table:formula="oooc:=EXP(-([.A20]/[.$B$3])/[.$E$6])*[.$D$10]" office:value-type="float" office:value="0.0394674362852873">
            <text:p>0,04</text:p>
          </table:table-cell>
          <table:table-cell table:formula="oooc:=EXP(-([.A20]/[.$B$3])/[.$E$6])*[.$E$10]" office:value-type="float" office:value="0.0176503740863088">
            <text:p>0,02</text:p>
          </table:table-cell>
          <table:table-cell table:formula="oooc:=EXP(-([.A20]/[.$B$3])/[.$E$6])*[.$F$10]" office:value-type="float" office:value="0.00789348725705746">
            <text:p>0,01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table:formula="oooc:=EXP(-([.A21]/[.$B$3])/[.$E$6])*[.$B$10]" office:value-type="float" office:value="0.190780090813997">
            <text:p>0,19</text:p>
          </table:table-cell>
          <table:table-cell table:formula="oooc:=EXP(-([.A21]/[.$B$3])/[.$E$6])*[.$C$10]" office:value-type="float" office:value="0.085319450362736">
            <text:p>0,09</text:p>
          </table:table-cell>
          <table:table-cell table:formula="oooc:=EXP(-([.A21]/[.$B$3])/[.$E$6])*[.$D$10]" office:value-type="float" office:value="0.0381560181627993">
            <text:p>0,04</text:p>
          </table:table-cell>
          <table:table-cell table:formula="oooc:=EXP(-([.A21]/[.$B$3])/[.$E$6])*[.$E$10]" office:value-type="float" office:value="0.0170638900725472">
            <text:p>0,02</text:p>
          </table:table-cell>
          <table:table-cell table:formula="oooc:=EXP(-([.A21]/[.$B$3])/[.$E$6])*[.$F$10]" office:value-type="float" office:value="0.00763120363255987">
            <text:p>0,01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table:formula="oooc:=EXP(-([.A22]/[.$B$3])/[.$E$6])*[.$B$10]" office:value-type="float" office:value="0.184440878236446">
            <text:p>0,18</text:p>
          </table:table-cell>
          <table:table-cell table:formula="oooc:=EXP(-([.A22]/[.$B$3])/[.$E$6])*[.$C$10]" office:value-type="float" office:value="0.082484468313291">
            <text:p>0,08</text:p>
          </table:table-cell>
          <table:table-cell table:formula="oooc:=EXP(-([.A22]/[.$B$3])/[.$E$6])*[.$D$10]" office:value-type="float" office:value="0.0368881756472892">
            <text:p>0,04</text:p>
          </table:table-cell>
          <table:table-cell table:formula="oooc:=EXP(-([.A22]/[.$B$3])/[.$E$6])*[.$E$10]" office:value-type="float" office:value="0.0164968936626582">
            <text:p>0,02</text:p>
          </table:table-cell>
          <table:table-cell table:formula="oooc:=EXP(-([.A22]/[.$B$3])/[.$E$6])*[.$F$10]" office:value-type="float" office:value="0.00737763512945784">
            <text:p>0,01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table:formula="oooc:=EXP(-([.A23]/[.$B$3])/[.$E$6])*[.$B$10]" office:value-type="float" office:value="0.178312304074738">
            <text:p>0,18</text:p>
          </table:table-cell>
          <table:table-cell table:formula="oooc:=EXP(-([.A23]/[.$B$3])/[.$E$6])*[.$C$10]" office:value-type="float" office:value="0.0797436866271454">
            <text:p>0,08</text:p>
          </table:table-cell>
          <table:table-cell table:formula="oooc:=EXP(-([.A23]/[.$B$3])/[.$E$6])*[.$D$10]" office:value-type="float" office:value="0.0356624608149476">
            <text:p>0,04</text:p>
          </table:table-cell>
          <table:table-cell table:formula="oooc:=EXP(-([.A23]/[.$B$3])/[.$E$6])*[.$E$10]" office:value-type="float" office:value="0.0159487373254291">
            <text:p>0,02</text:p>
          </table:table-cell>
          <table:table-cell table:formula="oooc:=EXP(-([.A23]/[.$B$3])/[.$E$6])*[.$F$10]" office:value-type="float" office:value="0.00713249216298952">
            <text:p>0,01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table:formula="oooc:=EXP(-([.A24]/[.$B$3])/[.$E$6])*[.$B$10]" office:value-type="float" office:value="0.172387369266815">
            <text:p>0,17</text:p>
          </table:table-cell>
          <table:table-cell table:formula="oooc:=EXP(-([.A24]/[.$B$3])/[.$E$6])*[.$C$10]" office:value-type="float" office:value="0.0770939752285911">
            <text:p>0,08</text:p>
          </table:table-cell>
          <table:table-cell table:formula="oooc:=EXP(-([.A24]/[.$B$3])/[.$E$6])*[.$D$10]" office:value-type="float" office:value="0.0344774738533629">
            <text:p>0,03</text:p>
          </table:table-cell>
          <table:table-cell table:formula="oooc:=EXP(-([.A24]/[.$B$3])/[.$E$6])*[.$E$10]" office:value-type="float" office:value="0.0154187950457182">
            <text:p>0,02</text:p>
          </table:table-cell>
          <table:table-cell table:formula="oooc:=EXP(-([.A24]/[.$B$3])/[.$E$6])*[.$F$10]" office:value-type="float" office:value="0.00689549477067258">
            <text:p>0,01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table:formula="oooc:=EXP(-([.A25]/[.$B$3])/[.$E$6])*[.$B$10]" office:value-type="float" office:value="0.166659307314415">
            <text:p>0,17</text:p>
          </table:table-cell>
          <table:table-cell table:formula="oooc:=EXP(-([.A25]/[.$B$3])/[.$E$6])*[.$C$10]" office:value-type="float" office:value="0.0745323080476118">
            <text:p>0,07</text:p>
          </table:table-cell>
          <table:table-cell table:formula="oooc:=EXP(-([.A25]/[.$B$3])/[.$E$6])*[.$D$10]" office:value-type="float" office:value="0.0333318614628829">
            <text:p>0,03</text:p>
          </table:table-cell>
          <table:table-cell table:formula="oooc:=EXP(-([.A25]/[.$B$3])/[.$E$6])*[.$E$10]" office:value-type="float" office:value="0.0149064616095224">
            <text:p>0,01</text:p>
          </table:table-cell>
          <table:table-cell table:formula="oooc:=EXP(-([.A25]/[.$B$3])/[.$E$6])*[.$F$10]" office:value-type="float" office:value="0.00666637229257659">
            <text:p>0,01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table:formula="oooc:=EXP(-([.A26]/[.$B$3])/[.$E$6])*[.$B$10]" office:value-type="float" office:value="0.161121576555478">
            <text:p>0,16</text:p>
          </table:table-cell>
          <table:table-cell table:formula="oooc:=EXP(-([.A26]/[.$B$3])/[.$E$6])*[.$C$10]" office:value-type="float" office:value="0.072055759563997">
            <text:p>0,07</text:p>
          </table:table-cell>
          <table:table-cell table:formula="oooc:=EXP(-([.A26]/[.$B$3])/[.$E$6])*[.$D$10]" office:value-type="float" office:value="0.0322243153110956">
            <text:p>0,03</text:p>
          </table:table-cell>
          <table:table-cell table:formula="oooc:=EXP(-([.A26]/[.$B$3])/[.$E$6])*[.$E$10]" office:value-type="float" office:value="0.0144111519127994">
            <text:p>0,01</text:p>
          </table:table-cell>
          <table:table-cell table:formula="oooc:=EXP(-([.A26]/[.$B$3])/[.$E$6])*[.$F$10]" office:value-type="float" office:value="0.00644486306221911">
            <text:p>0,01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table:formula="oooc:=EXP(-([.A27]/[.$B$3])/[.$E$6])*[.$B$10]" office:value-type="float" office:value="0.155767852693321">
            <text:p>0,16</text:p>
          </table:table-cell>
          <table:table-cell table:formula="oooc:=EXP(-([.A27]/[.$B$3])/[.$E$6])*[.$C$10]" office:value-type="float" office:value="0.069661501466288">
            <text:p>0,07</text:p>
          </table:table-cell>
          <table:table-cell table:formula="oooc:=EXP(-([.A27]/[.$B$3])/[.$E$6])*[.$D$10]" office:value-type="float" office:value="0.0311535705386643">
            <text:p>0,03</text:p>
          </table:table-cell>
          <table:table-cell table:formula="oooc:=EXP(-([.A27]/[.$B$3])/[.$E$6])*[.$E$10]" office:value-type="float" office:value="0.0139323002932576">
            <text:p>0,01</text:p>
          </table:table-cell>
          <table:table-cell table:formula="oooc:=EXP(-([.A27]/[.$B$3])/[.$E$6])*[.$F$10]" office:value-type="float" office:value="0.00623071410773285">
            <text:p>0,01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table:formula="oooc:=EXP(-([.A28]/[.$B$3])/[.$E$6])*[.$B$10]" office:value-type="float" office:value="0.150592021574055">
            <text:p>0,15</text:p>
          </table:table-cell>
          <table:table-cell table:formula="oooc:=EXP(-([.A28]/[.$B$3])/[.$E$6])*[.$C$10]" office:value-type="float" office:value="0.0673467994217403">
            <text:p>0,07</text:p>
          </table:table-cell>
          <table:table-cell table:formula="oooc:=EXP(-([.A28]/[.$B$3])/[.$E$6])*[.$D$10]" office:value-type="float" office:value="0.030118404314811">
            <text:p>0,03</text:p>
          </table:table-cell>
          <table:table-cell table:formula="oooc:=EXP(-([.A28]/[.$B$3])/[.$E$6])*[.$E$10]" office:value-type="float" office:value="0.0134693598843481">
            <text:p>0,01</text:p>
          </table:table-cell>
          <table:table-cell table:formula="oooc:=EXP(-([.A28]/[.$B$3])/[.$E$6])*[.$F$10]" office:value-type="float" office:value="0.00602368086296219">
            <text:p>0,01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table:formula="oooc:=EXP(-([.A29]/[.$B$3])/[.$E$6])*[.$B$10]" office:value-type="float" office:value="0.145588172203987">
            <text:p>0,15</text:p>
          </table:table-cell>
          <table:table-cell table:formula="oooc:=EXP(-([.A29]/[.$B$3])/[.$E$6])*[.$C$10]" office:value-type="float" office:value="0.0651090099536122">
            <text:p>0,07</text:p>
          </table:table-cell>
          <table:table-cell table:formula="oooc:=EXP(-([.A29]/[.$B$3])/[.$E$6])*[.$D$10]" office:value-type="float" office:value="0.0291176344407975">
            <text:p>0,03</text:p>
          </table:table-cell>
          <table:table-cell table:formula="oooc:=EXP(-([.A29]/[.$B$3])/[.$E$6])*[.$E$10]" office:value-type="float" office:value="0.0130218019907224">
            <text:p>0,01</text:p>
          </table:table-cell>
          <table:table-cell table:formula="oooc:=EXP(-([.A29]/[.$B$3])/[.$E$6])*[.$F$10]" office:value-type="float" office:value="0.00582352688815949">
            <text:p>0,01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table:formula="oooc:=EXP(-([.A30]/[.$B$3])/[.$E$6])*[.$B$10]" office:value-type="float" office:value="0.14075058999905">
            <text:p>0,14</text:p>
          </table:table-cell>
          <table:table-cell table:formula="oooc:=EXP(-([.A30]/[.$B$3])/[.$E$6])*[.$C$10]" office:value-type="float" office:value="0.0629455774222155">
            <text:p>0,06</text:p>
          </table:table-cell>
          <table:table-cell table:formula="oooc:=EXP(-([.A30]/[.$B$3])/[.$E$6])*[.$D$10]" office:value-type="float" office:value="0.02815011799981">
            <text:p>0,03</text:p>
          </table:table-cell>
          <table:table-cell table:formula="oooc:=EXP(-([.A30]/[.$B$3])/[.$E$6])*[.$E$10]" office:value-type="float" office:value="0.0125891154844431">
            <text:p>0,01</text:p>
          </table:table-cell>
          <table:table-cell table:formula="oooc:=EXP(-([.A30]/[.$B$3])/[.$E$6])*[.$F$10]" office:value-type="float" office:value="0.005630023599962">
            <text:p>0,01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table:formula="oooc:=EXP(-([.A31]/[.$B$3])/[.$E$6])*[.$B$10]" office:value-type="float" office:value="0.136073750258526">
            <text:p>0,14</text:p>
          </table:table-cell>
          <table:table-cell table:formula="oooc:=EXP(-([.A31]/[.$B$3])/[.$E$6])*[.$C$10]" office:value-type="float" office:value="0.0608540311062788">
            <text:p>0,06</text:p>
          </table:table-cell>
          <table:table-cell table:formula="oooc:=EXP(-([.A31]/[.$B$3])/[.$E$6])*[.$D$10]" office:value-type="float" office:value="0.0272147500517052">
            <text:p>0,03</text:p>
          </table:table-cell>
          <table:table-cell table:formula="oooc:=EXP(-([.A31]/[.$B$3])/[.$E$6])*[.$E$10]" office:value-type="float" office:value="0.0121708062212558">
            <text:p>0,01</text:p>
          </table:table-cell>
          <table:table-cell table:formula="oooc:=EXP(-([.A31]/[.$B$3])/[.$E$6])*[.$F$10]" office:value-type="float" office:value="0.00544295001034104">
            <text:p>0,01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table:formula="oooc:=EXP(-([.A32]/[.$B$3])/[.$E$6])*[.$B$10]" office:value-type="float" office:value="0.131552311855636">
            <text:p>0,13</text:p>
          </table:table-cell>
          <table:table-cell table:formula="oooc:=EXP(-([.A32]/[.$B$3])/[.$E$6])*[.$C$10]" office:value-type="float" office:value="0.0588319823812905">
            <text:p>0,06</text:p>
          </table:table-cell>
          <table:table-cell table:formula="oooc:=EXP(-([.A32]/[.$B$3])/[.$E$6])*[.$D$10]" office:value-type="float" office:value="0.0263104623711271">
            <text:p>0,03</text:p>
          </table:table-cell>
          <table:table-cell table:formula="oooc:=EXP(-([.A32]/[.$B$3])/[.$E$6])*[.$E$10]" office:value-type="float" office:value="0.0117663964762581">
            <text:p>0,01</text:p>
          </table:table-cell>
          <table:table-cell table:formula="oooc:=EXP(-([.A32]/[.$B$3])/[.$E$6])*[.$F$10]" office:value-type="float" office:value="0.00526209247422542">
            <text:p>0,01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table:formula="oooc:=EXP(-([.A33]/[.$B$3])/[.$E$6])*[.$B$10]" office:value-type="float" office:value="0.127181111137767">
            <text:p>0,13</text:p>
          </table:table-cell>
          <table:table-cell table:formula="oooc:=EXP(-([.A33]/[.$B$3])/[.$E$6])*[.$C$10]" office:value-type="float" office:value="0.0568771219916006">
            <text:p>0,06</text:p>
          </table:table-cell>
          <table:table-cell table:formula="oooc:=EXP(-([.A33]/[.$B$3])/[.$E$6])*[.$D$10]" office:value-type="float" office:value="0.0254362222275535">
            <text:p>0,03</text:p>
          </table:table-cell>
          <table:table-cell table:formula="oooc:=EXP(-([.A33]/[.$B$3])/[.$E$6])*[.$E$10]" office:value-type="float" office:value="0.0113754243983201">
            <text:p>0,01</text:p>
          </table:table-cell>
          <table:table-cell table:formula="oooc:=EXP(-([.A33]/[.$B$3])/[.$E$6])*[.$F$10]" office:value-type="float" office:value="0.00508724444551069">
            <text:p>0,01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table:formula="oooc:=EXP(-([.A34]/[.$B$3])/[.$E$6])*[.$B$10]" office:value-type="float" office:value="0.122955156029394">
            <text:p>0,12</text:p>
          </table:table-cell>
          <table:table-cell table:formula="oooc:=EXP(-([.A34]/[.$B$3])/[.$E$6])*[.$C$10]" office:value-type="float" office:value="0.0549872174131634">
            <text:p>0,05</text:p>
          </table:table-cell>
          <table:table-cell table:formula="oooc:=EXP(-([.A34]/[.$B$3])/[.$E$6])*[.$D$10]" office:value-type="float" office:value="0.0245910312058787">
            <text:p>0,02</text:p>
          </table:table-cell>
          <table:table-cell table:formula="oooc:=EXP(-([.A34]/[.$B$3])/[.$E$6])*[.$E$10]" office:value-type="float" office:value="0.0109974434826327">
            <text:p>0,01</text:p>
          </table:table-cell>
          <table:table-cell table:formula="oooc:=EXP(-([.A34]/[.$B$3])/[.$E$6])*[.$F$10]" office:value-type="float" office:value="0.00491820624117574">
            <text:p>0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table:formula="oooc:=EXP(-([.A35]/[.$B$3])/[.$E$6])*[.$B$10]" office:value-type="float" office:value="0.118869620330932">
            <text:p>0,12</text:p>
          </table:table-cell>
          <table:table-cell table:formula="oooc:=EXP(-([.A35]/[.$B$3])/[.$E$6])*[.$C$10]" office:value-type="float" office:value="0.0531601103039112">
            <text:p>0,05</text:p>
          </table:table-cell>
          <table:table-cell table:formula="oooc:=EXP(-([.A35]/[.$B$3])/[.$E$6])*[.$D$10]" office:value-type="float" office:value="0.0237739240661865">
            <text:p>0,02</text:p>
          </table:table-cell>
          <table:table-cell table:formula="oooc:=EXP(-([.A35]/[.$B$3])/[.$E$6])*[.$E$10]" office:value-type="float" office:value="0.0106320220607822">
            <text:p>0,01</text:p>
          </table:table-cell>
          <table:table-cell table:formula="oooc:=EXP(-([.A35]/[.$B$3])/[.$E$6])*[.$F$10]" office:value-type="float" office:value="0.0047547848132373">
            <text:p>0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table:formula="oooc:=EXP(-([.A36]/[.$B$3])/[.$E$6])*[.$B$10]" office:value-type="float" office:value="0.114919838207046">
            <text:p>0,11</text:p>
          </table:table-cell>
          <table:table-cell table:formula="oooc:=EXP(-([.A36]/[.$B$3])/[.$E$6])*[.$C$10]" office:value-type="float" office:value="0.0513937140388465">
            <text:p>0,05</text:p>
          </table:table-cell>
          <table:table-cell table:formula="oooc:=EXP(-([.A36]/[.$B$3])/[.$E$6])*[.$D$10]" office:value-type="float" office:value="0.0229839676414092">
            <text:p>0,02</text:p>
          </table:table-cell>
          <table:table-cell table:formula="oooc:=EXP(-([.A36]/[.$B$3])/[.$E$6])*[.$E$10]" office:value-type="float" office:value="0.0102787428077693">
            <text:p>0,01</text:p>
          </table:table-cell>
          <table:table-cell table:formula="oooc:=EXP(-([.A36]/[.$B$3])/[.$E$6])*[.$F$10]" office:value-type="float" office:value="0.00459679352828185">
            <text:p>0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table:formula="oooc:=EXP(-([.A37]/[.$B$3])/[.$E$6])*[.$B$10]" office:value-type="float" office:value="0.111101298858082">
            <text:p>0,11</text:p>
          </table:table-cell>
          <table:table-cell table:formula="oooc:=EXP(-([.A37]/[.$B$3])/[.$E$6])*[.$C$10]" office:value-type="float" office:value="0.0496860113270382">
            <text:p>0,05</text:p>
          </table:table-cell>
          <table:table-cell table:formula="oooc:=EXP(-([.A37]/[.$B$3])/[.$E$6])*[.$D$10]" office:value-type="float" office:value="0.0222202597716164">
            <text:p>0,02</text:p>
          </table:table-cell>
          <table:table-cell table:formula="oooc:=EXP(-([.A37]/[.$B$3])/[.$E$6])*[.$E$10]" office:value-type="float" office:value="0.00993720226540765">
            <text:p>0,01</text:p>
          </table:table-cell>
          <table:table-cell table:formula="oooc:=EXP(-([.A37]/[.$B$3])/[.$E$6])*[.$F$10]" office:value-type="float" office:value="0.00444405195432328">
            <text:p>0</text:p>
          </table:table-cell>
          <table:table-cell/>
        </table:table-row>
        <table:table-row table:style-name="ro2">
          <table:table-cell office:value-type="float" office:value="250">
            <text:p>250</text:p>
          </table:table-cell>
          <table:table-cell table:formula="oooc:=EXP(-([.A38]/[.$B$3])/[.$E$6])*[.$B$10]" office:value-type="float" office:value="0.107409641368569">
            <text:p>0,11</text:p>
          </table:table-cell>
          <table:table-cell table:formula="oooc:=EXP(-([.A38]/[.$B$3])/[.$E$6])*[.$C$10]" office:value-type="float" office:value="0.048035051907799">
            <text:p>0,05</text:p>
          </table:table-cell>
          <table:table-cell table:formula="oooc:=EXP(-([.A38]/[.$B$3])/[.$E$6])*[.$D$10]" office:value-type="float" office:value="0.0214819282737139">
            <text:p>0,02</text:p>
          </table:table-cell>
          <table:table-cell table:formula="oooc:=EXP(-([.A38]/[.$B$3])/[.$E$6])*[.$E$10]" office:value-type="float" office:value="0.00960701038155979">
            <text:p>0,01</text:p>
          </table:table-cell>
          <table:table-cell table:formula="oooc:=EXP(-([.A38]/[.$B$3])/[.$E$6])*[.$F$10]" office:value-type="float" office:value="0.00429638565474278">
            <text:p>0</text:p>
          </table:table-cell>
          <table:table-cell/>
        </table:table-row>
        <table:table-row table:style-name="ro2">
          <table:table-cell office:value-type="float" office:value="260">
            <text:p>260</text:p>
          </table:table-cell>
          <table:table-cell table:formula="oooc:=EXP(-([.A39]/[.$B$3])/[.$E$6])*[.$B$10]" office:value-type="float" office:value="0.103840649726891">
            <text:p>0,1</text:p>
          </table:table-cell>
          <table:table-cell table:formula="oooc:=EXP(-([.A39]/[.$B$3])/[.$E$6])*[.$C$10]" office:value-type="float" office:value="0.0464389503234146">
            <text:p>0,05</text:p>
          </table:table-cell>
          <table:table-cell table:formula="oooc:=EXP(-([.A39]/[.$B$3])/[.$E$6])*[.$D$10]" office:value-type="float" office:value="0.0207681299453782">
            <text:p>0,02</text:p>
          </table:table-cell>
          <table:table-cell table:formula="oooc:=EXP(-([.A39]/[.$B$3])/[.$E$6])*[.$E$10]" office:value-type="float" office:value="0.00928779006468291">
            <text:p>0,01</text:p>
          </table:table-cell>
          <table:table-cell table:formula="oooc:=EXP(-([.A39]/[.$B$3])/[.$E$6])*[.$F$10]" office:value-type="float" office:value="0.00415362598907563">
            <text:p>0</text:p>
          </table:table-cell>
          <table:table-cell/>
        </table:table-row>
        <table:table-row table:style-name="ro2">
          <table:table-cell office:value-type="float" office:value="270">
            <text:p>270</text:p>
          </table:table-cell>
          <table:table-cell table:formula="oooc:=EXP(-([.A40]/[.$B$3])/[.$E$6])*[.$B$10]" office:value-type="float" office:value="0.100390248010437">
            <text:p>0,1</text:p>
          </table:table-cell>
          <table:table-cell table:formula="oooc:=EXP(-([.A40]/[.$B$3])/[.$E$6])*[.$C$10]" office:value-type="float" office:value="0.0448958837658802">
            <text:p>0,04</text:p>
          </table:table-cell>
          <table:table-cell table:formula="oooc:=EXP(-([.A40]/[.$B$3])/[.$E$6])*[.$D$10]" office:value-type="float" office:value="0.0200780496020875">
            <text:p>0,02</text:p>
          </table:table-cell>
          <table:table-cell table:formula="oooc:=EXP(-([.A40]/[.$B$3])/[.$E$6])*[.$E$10]" office:value-type="float" office:value="0.00897917675317605">
            <text:p>0,01</text:p>
          </table:table-cell>
          <table:table-cell table:formula="oooc:=EXP(-([.A40]/[.$B$3])/[.$E$6])*[.$F$10]" office:value-type="float" office:value="0.0040156099204175">
            <text:p>0</text:p>
          </table:table-cell>
          <table:table-cell/>
        </table:table-row>
        <table:table-row table:style-name="ro2">
          <table:table-cell office:value-type="float" office:value="280">
            <text:p>280</text:p>
          </table:table-cell>
          <table:table-cell table:formula="oooc:=EXP(-([.A41]/[.$B$3])/[.$E$6])*[.$B$10]" office:value-type="float" office:value="0.097054495730753">
            <text:p>0,1</text:p>
          </table:table-cell>
          <table:table-cell table:formula="oooc:=EXP(-([.A41]/[.$B$3])/[.$E$6])*[.$C$10]" office:value-type="float" office:value="0.0434040899951854">
            <text:p>0,04</text:p>
          </table:table-cell>
          <table:table-cell table:formula="oooc:=EXP(-([.A41]/[.$B$3])/[.$E$6])*[.$D$10]" office:value-type="float" office:value="0.0194108991461506">
            <text:p>0,02</text:p>
          </table:table-cell>
          <table:table-cell table:formula="oooc:=EXP(-([.A41]/[.$B$3])/[.$E$6])*[.$E$10]" office:value-type="float" office:value="0.00868081799903707">
            <text:p>0,01</text:p>
          </table:table-cell>
          <table:table-cell table:formula="oooc:=EXP(-([.A41]/[.$B$3])/[.$E$6])*[.$F$10]" office:value-type="float" office:value="0.00388217982923012">
            <text:p>0</text:p>
          </table:table-cell>
          <table:table-cell/>
        </table:table-row>
        <table:table-row table:style-name="ro2">
          <table:table-cell office:value-type="float" office:value="290">
            <text:p>290</text:p>
          </table:table-cell>
          <table:table-cell table:formula="oooc:=EXP(-([.A42]/[.$B$3])/[.$E$6])*[.$B$10]" office:value-type="float" office:value="0.0938295833333474">
            <text:p>0,09</text:p>
          </table:table-cell>
          <table:table-cell table:formula="oooc:=EXP(-([.A42]/[.$B$3])/[.$E$6])*[.$C$10]" office:value-type="float" office:value="0.0419618653267692">
            <text:p>0,04</text:p>
          </table:table-cell>
          <table:table-cell table:formula="oooc:=EXP(-([.A42]/[.$B$3])/[.$E$6])*[.$D$10]" office:value-type="float" office:value="0.0187659166666695">
            <text:p>0,02</text:p>
          </table:table-cell>
          <table:table-cell table:formula="oooc:=EXP(-([.A42]/[.$B$3])/[.$E$6])*[.$E$10]" office:value-type="float" office:value="0.00839237306535384">
            <text:p>0,01</text:p>
          </table:table-cell>
          <table:table-cell table:formula="oooc:=EXP(-([.A42]/[.$B$3])/[.$E$6])*[.$F$10]" office:value-type="float" office:value="0.00375318333333389">
            <text:p>0</text:p>
          </table:table-cell>
          <table:table-cell/>
        </table:table-row>
        <table:table-row table:style-name="ro2">
          <table:table-cell office:value-type="float" office:value="300">
            <text:p>300</text:p>
          </table:table-cell>
          <table:table-cell table:formula="oooc:=EXP(-([.A43]/[.$B$3])/[.$E$6])*[.$B$10]" office:value-type="float" office:value="0.0907118278470424">
            <text:p>0,09</text:p>
          </table:table-cell>
          <table:table-cell table:formula="oooc:=EXP(-([.A43]/[.$B$3])/[.$E$6])*[.$C$10]" office:value-type="float" office:value="0.040567562685849">
            <text:p>0,04</text:p>
          </table:table-cell>
          <table:table-cell table:formula="oooc:=EXP(-([.A43]/[.$B$3])/[.$E$6])*[.$D$10]" office:value-type="float" office:value="0.0181423655694085">
            <text:p>0,02</text:p>
          </table:table-cell>
          <table:table-cell table:formula="oooc:=EXP(-([.A43]/[.$B$3])/[.$E$6])*[.$E$10]" office:value-type="float" office:value="0.00811351253716981">
            <text:p>0,01</text:p>
          </table:table-cell>
          <table:table-cell table:formula="oooc:=EXP(-([.A43]/[.$B$3])/[.$E$6])*[.$F$10]" office:value-type="float" office:value="0.0036284731138817">
            <text:p>0</text:p>
          </table:table-cell>
          <table:table-cell/>
        </table:table-row>
        <table:table-row table:style-name="ro2">
          <table:table-cell office:value-type="float" office:value="310">
            <text:p>310</text:p>
          </table:table-cell>
          <table:table-cell table:formula="oooc:=EXP(-([.A44]/[.$B$3])/[.$E$6])*[.$B$10]" office:value-type="float" office:value="0.0876976686778803">
            <text:p>0,09</text:p>
          </table:table-cell>
          <table:table-cell table:formula="oooc:=EXP(-([.A44]/[.$B$3])/[.$E$6])*[.$C$10]" office:value-type="float" office:value="0.0392195897263989">
            <text:p>0,04</text:p>
          </table:table-cell>
          <table:table-cell table:formula="oooc:=EXP(-([.A44]/[.$B$3])/[.$E$6])*[.$D$10]" office:value-type="float" office:value="0.0175395337355761">
            <text:p>0,02</text:p>
          </table:table-cell>
          <table:table-cell table:formula="oooc:=EXP(-([.A44]/[.$B$3])/[.$E$6])*[.$E$10]" office:value-type="float" office:value="0.00784391794527978">
            <text:p>0,01</text:p>
          </table:table-cell>
          <table:table-cell table:formula="oooc:=EXP(-([.A44]/[.$B$3])/[.$E$6])*[.$F$10]" office:value-type="float" office:value="0.00350790674711521">
            <text:p>0</text:p>
          </table:table-cell>
          <table:table-cell/>
        </table:table-row>
        <table:table-row table:style-name="ro2">
          <table:table-cell office:value-type="float" office:value="320">
            <text:p>320</text:p>
          </table:table-cell>
          <table:table-cell table:formula="oooc:=EXP(-([.A45]/[.$B$3])/[.$E$6])*[.$B$10]" office:value-type="float" office:value="0.0847836635427915">
            <text:p>0,08</text:p>
          </table:table-cell>
          <table:table-cell table:formula="oooc:=EXP(-([.A45]/[.$B$3])/[.$E$6])*[.$C$10]" office:value-type="float" office:value="0.0379164070126305">
            <text:p>0,04</text:p>
          </table:table-cell>
          <table:table-cell table:formula="oooc:=EXP(-([.A45]/[.$B$3])/[.$E$6])*[.$D$10]" office:value-type="float" office:value="0.0169567327085583">
            <text:p>0,02</text:p>
          </table:table-cell>
          <table:table-cell table:formula="oooc:=EXP(-([.A45]/[.$B$3])/[.$E$6])*[.$E$10]" office:value-type="float" office:value="0.0075832814025261">
            <text:p>0,01</text:p>
          </table:table-cell>
          <table:table-cell table:formula="oooc:=EXP(-([.A45]/[.$B$3])/[.$E$6])*[.$F$10]" office:value-type="float" office:value="0.00339134654171166">
            <text:p>0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table:formula="oooc:=EXP(-([.A46]/[.$B$3])/[.$E$6])*[.$B$10]" office:value-type="float" office:value="0.081966484538378">
            <text:p>0,08</text:p>
          </table:table-cell>
          <table:table-cell table:formula="oooc:=EXP(-([.A46]/[.$B$3])/[.$E$6])*[.$C$10]" office:value-type="float" office:value="0.0366565262608997">
            <text:p>0,04</text:p>
          </table:table-cell>
          <table:table-cell table:formula="oooc:=EXP(-([.A46]/[.$B$3])/[.$E$6])*[.$D$10]" office:value-type="float" office:value="0.0163932969076756">
            <text:p>0,02</text:p>
          </table:table-cell>
          <table:table-cell table:formula="oooc:=EXP(-([.A46]/[.$B$3])/[.$E$6])*[.$E$10]" office:value-type="float" office:value="0.00733130525217995">
            <text:p>0,01</text:p>
          </table:table-cell>
          <table:table-cell table:formula="oooc:=EXP(-([.A46]/[.$B$3])/[.$E$6])*[.$F$10]" office:value-type="float" office:value="0.00327865938153512">
            <text:p>0</text:p>
          </table:table-cell>
          <table:table-cell/>
        </table:table-row>
        <table:table-row table:style-name="ro2">
          <table:table-cell office:value-type="float" office:value="340">
            <text:p>340</text:p>
          </table:table-cell>
          <table:table-cell table:formula="oooc:=EXP(-([.A47]/[.$B$3])/[.$E$6])*[.$B$10]" office:value-type="float" office:value="0.0792429143403226">
            <text:p>0,08</text:p>
          </table:table-cell>
          <table:table-cell table:formula="oooc:=EXP(-([.A47]/[.$B$3])/[.$E$6])*[.$C$10]" office:value-type="float" office:value="0.0354385086400309">
            <text:p>0,04</text:p>
          </table:table-cell>
          <table:table-cell table:formula="oooc:=EXP(-([.A47]/[.$B$3])/[.$E$6])*[.$D$10]" office:value-type="float" office:value="0.0158485828680645">
            <text:p>0,02</text:p>
          </table:table-cell>
          <table:table-cell table:formula="oooc:=EXP(-([.A47]/[.$B$3])/[.$E$6])*[.$E$10]" office:value-type="float" office:value="0.00708770172800617">
            <text:p>0,01</text:p>
          </table:table-cell>
          <table:table-cell table:formula="oooc:=EXP(-([.A47]/[.$B$3])/[.$E$6])*[.$F$10]" office:value-type="float" office:value="0.00316971657361291">
            <text:p>0</text:p>
          </table:table-cell>
          <table:table-cell/>
        </table:table-row>
        <table:table-row table:style-name="ro2">
          <table:table-cell office:value-type="float" office:value="350">
            <text:p>350</text:p>
          </table:table-cell>
          <table:table-cell table:formula="oooc:=EXP(-([.A48]/[.$B$3])/[.$E$6])*[.$B$10]" office:value-type="float" office:value="0.0766098425290836">
            <text:p>0,08</text:p>
          </table:table-cell>
          <table:table-cell table:formula="oooc:=EXP(-([.A48]/[.$B$3])/[.$E$6])*[.$C$10]" office:value-type="float" office:value="0.0342609631281171">
            <text:p>0,03</text:p>
          </table:table-cell>
          <table:table-cell table:formula="oooc:=EXP(-([.A48]/[.$B$3])/[.$E$6])*[.$D$10]" office:value-type="float" office:value="0.0153219685058167">
            <text:p>0,02</text:p>
          </table:table-cell>
          <table:table-cell table:formula="oooc:=EXP(-([.A48]/[.$B$3])/[.$E$6])*[.$E$10]" office:value-type="float" office:value="0.00685219262562342">
            <text:p>0,01</text:p>
          </table:table-cell>
          <table:table-cell table:formula="oooc:=EXP(-([.A48]/[.$B$3])/[.$E$6])*[.$F$10]" office:value-type="float" office:value="0.00306439370116335">
            <text:p>0</text:p>
          </table:table-cell>
          <table:table-cell/>
        </table:table-row>
        <table:table-row table:style-name="ro2">
          <table:table-cell office:value-type="float" office:value="360">
            <text:p>360</text:p>
          </table:table-cell>
          <table:table-cell table:formula="oooc:=EXP(-([.A49]/[.$B$3])/[.$E$6])*[.$B$10]" office:value-type="float" office:value="0.0740642620376789">
            <text:p>0,07</text:p>
          </table:table-cell>
          <table:table-cell table:formula="oooc:=EXP(-([.A49]/[.$B$3])/[.$E$6])*[.$C$10]" office:value-type="float" office:value="0.0331225449239214">
            <text:p>0,03</text:p>
          </table:table-cell>
          <table:table-cell table:formula="oooc:=EXP(-([.A49]/[.$B$3])/[.$E$6])*[.$D$10]" office:value-type="float" office:value="0.0148128524075358">
            <text:p>0,01</text:p>
          </table:table-cell>
          <table:table-cell table:formula="oooc:=EXP(-([.A49]/[.$B$3])/[.$E$6])*[.$E$10]" office:value-type="float" office:value="0.00662450898478428">
            <text:p>0,01</text:p>
          </table:table-cell>
          <table:table-cell table:formula="oooc:=EXP(-([.A49]/[.$B$3])/[.$E$6])*[.$F$10]" office:value-type="float" office:value="0.00296257048150715">
            <text:p>0</text:p>
          </table:table-cell>
          <table:table-cell/>
        </table:table-row>
        <table:table-row table:style-name="ro2">
          <table:table-cell office:value-type="float" office:value="370">
            <text:p>370</text:p>
          </table:table-cell>
          <table:table-cell table:formula="oooc:=EXP(-([.A50]/[.$B$3])/[.$E$6])*[.$B$10]" office:value-type="float" office:value="0.0716032657175019">
            <text:p>0,07</text:p>
          </table:table-cell>
          <table:table-cell table:formula="oooc:=EXP(-([.A50]/[.$B$3])/[.$E$6])*[.$C$10]" office:value-type="float" office:value="0.0320219539110629">
            <text:p>0,03</text:p>
          </table:table-cell>
          <table:table-cell table:formula="oooc:=EXP(-([.A50]/[.$B$3])/[.$E$6])*[.$D$10]" office:value-type="float" office:value="0.0143206531435004">
            <text:p>0,01</text:p>
          </table:table-cell>
          <table:table-cell table:formula="oooc:=EXP(-([.A50]/[.$B$3])/[.$E$6])*[.$E$10]" office:value-type="float" office:value="0.00640439078221258">
            <text:p>0,01</text:p>
          </table:table-cell>
          <table:table-cell table:formula="oooc:=EXP(-([.A50]/[.$B$3])/[.$E$6])*[.$F$10]" office:value-type="float" office:value="0.00286413062870008">
            <text:p>0</text:p>
          </table:table-cell>
          <table:table-cell/>
        </table:table-row>
        <table:table-row table:style-name="ro2">
          <table:table-cell office:value-type="float" office:value="380">
            <text:p>380</text:p>
          </table:table-cell>
          <table:table-cell table:formula="oooc:=EXP(-([.A51]/[.$B$3])/[.$E$6])*[.$B$10]" office:value-type="float" office:value="0.0692240430182495">
            <text:p>0,07</text:p>
          </table:table-cell>
          <table:table-cell table:formula="oooc:=EXP(-([.A51]/[.$B$3])/[.$E$6])*[.$C$10]" office:value-type="float" office:value="0.0309579331732351">
            <text:p>0,03</text:p>
          </table:table-cell>
          <table:table-cell table:formula="oooc:=EXP(-([.A51]/[.$B$3])/[.$E$6])*[.$D$10]" office:value-type="float" office:value="0.0138448086036499">
            <text:p>0,01</text:p>
          </table:table-cell>
          <table:table-cell table:formula="oooc:=EXP(-([.A51]/[.$B$3])/[.$E$6])*[.$E$10]" office:value-type="float" office:value="0.00619158663464703">
            <text:p>0,01</text:p>
          </table:table-cell>
          <table:table-cell table:formula="oooc:=EXP(-([.A51]/[.$B$3])/[.$E$6])*[.$F$10]" office:value-type="float" office:value="0.00276896172072998">
            <text:p>0</text:p>
          </table:table-cell>
          <table:table-cell/>
        </table:table-row>
        <table:table-row table:style-name="ro2">
          <table:table-cell office:value-type="float" office:value="390">
            <text:p>390</text:p>
          </table:table-cell>
          <table:table-cell table:formula="oooc:=EXP(-([.A52]/[.$B$3])/[.$E$6])*[.$B$10]" office:value-type="float" office:value="0.0669238767781672">
            <text:p>0,07</text:p>
          </table:table-cell>
          <table:table-cell table:formula="oooc:=EXP(-([.A52]/[.$B$3])/[.$E$6])*[.$C$10]" office:value-type="float" office:value="0.0299292675587603">
            <text:p>0,03</text:p>
          </table:table-cell>
          <table:table-cell table:formula="oooc:=EXP(-([.A52]/[.$B$3])/[.$E$6])*[.$D$10]" office:value-type="float" office:value="0.0133847753556334">
            <text:p>0,01</text:p>
          </table:table-cell>
          <table:table-cell table:formula="oooc:=EXP(-([.A52]/[.$B$3])/[.$E$6])*[.$E$10]" office:value-type="float" office:value="0.00598585351175206">
            <text:p>0,01</text:p>
          </table:table-cell>
          <table:table-cell table:formula="oooc:=EXP(-([.A52]/[.$B$3])/[.$E$6])*[.$F$10]" office:value-type="float" office:value="0.00267695507112669">
            <text:p>0</text:p>
          </table:table-cell>
          <table:table-cell/>
        </table:table-row>
        <table:table-row table:style-name="ro2">
          <table:table-cell office:value-type="float" office:value="400">
            <text:p>400</text:p>
          </table:table-cell>
          <table:table-cell table:formula="oooc:=EXP(-([.A53]/[.$B$3])/[.$E$6])*[.$B$10]" office:value-type="float" office:value="0.0647001401209484">
            <text:p>0,06</text:p>
          </table:table-cell>
          <table:table-cell table:formula="oooc:=EXP(-([.A53]/[.$B$3])/[.$E$6])*[.$C$10]" office:value-type="float" office:value="0.0289347822928404">
            <text:p>0,03</text:p>
          </table:table-cell>
          <table:table-cell table:formula="oooc:=EXP(-([.A53]/[.$B$3])/[.$E$6])*[.$D$10]" office:value-type="float" office:value="0.0129400280241897">
            <text:p>0,01</text:p>
          </table:table-cell>
          <table:table-cell table:formula="oooc:=EXP(-([.A53]/[.$B$3])/[.$E$6])*[.$E$10]" office:value-type="float" office:value="0.00578695645856809">
            <text:p>0,01</text:p>
          </table:table-cell>
          <table:table-cell table:formula="oooc:=EXP(-([.A53]/[.$B$3])/[.$E$6])*[.$F$10]" office:value-type="float" office:value="0.00258800560483794">
            <text:p>0</text:p>
          </table:table-cell>
          <table:table-cell/>
        </table:table-row>
        <table:table-row table:style-name="ro2">
          <table:table-cell office:value-type="float" office:value="410">
            <text:p>410</text:p>
          </table:table-cell>
          <table:table-cell table:formula="oooc:=EXP(-([.A54]/[.$B$3])/[.$E$6])*[.$B$10]" office:value-type="float" office:value="0.0625502934557433">
            <text:p>0,06</text:p>
          </table:table-cell>
          <table:table-cell table:formula="oooc:=EXP(-([.A54]/[.$B$3])/[.$E$6])*[.$C$10]" office:value-type="float" office:value="0.0279733416359204">
            <text:p>0,03</text:p>
          </table:table-cell>
          <table:table-cell table:formula="oooc:=EXP(-([.A54]/[.$B$3])/[.$E$6])*[.$D$10]" office:value-type="float" office:value="0.0125100586911487">
            <text:p>0,01</text:p>
          </table:table-cell>
          <table:table-cell table:formula="oooc:=EXP(-([.A54]/[.$B$3])/[.$E$6])*[.$E$10]" office:value-type="float" office:value="0.00559466832718409">
            <text:p>0,01</text:p>
          </table:table-cell>
          <table:table-cell table:formula="oooc:=EXP(-([.A54]/[.$B$3])/[.$E$6])*[.$F$10]" office:value-type="float" office:value="0.00250201173822973">
            <text:p>0</text:p>
          </table:table-cell>
          <table:table-cell/>
        </table:table-row>
        <table:table-row table:style-name="ro2">
          <table:table-cell office:value-type="float" office:value="420">
            <text:p>420</text:p>
          </table:table-cell>
          <table:table-cell table:formula="oooc:=EXP(-([.A55]/[.$B$3])/[.$E$6])*[.$B$10]" office:value-type="float" office:value="0.0604718815768501">
            <text:p>0,06</text:p>
          </table:table-cell>
          <table:table-cell table:formula="oooc:=EXP(-([.A55]/[.$B$3])/[.$E$6])*[.$C$10]" office:value-type="float" office:value="0.0270438475866308">
            <text:p>0,03</text:p>
          </table:table-cell>
          <table:table-cell table:formula="oooc:=EXP(-([.A55]/[.$B$3])/[.$E$6])*[.$D$10]" office:value-type="float" office:value="0.01209437631537">
            <text:p>0,01</text:p>
          </table:table-cell>
          <table:table-cell table:formula="oooc:=EXP(-([.A55]/[.$B$3])/[.$E$6])*[.$E$10]" office:value-type="float" office:value="0.00540876951732616">
            <text:p>0,01</text:p>
          </table:table-cell>
          <table:table-cell table:formula="oooc:=EXP(-([.A55]/[.$B$3])/[.$E$6])*[.$F$10]" office:value-type="float" office:value="0.002418875263074">
            <text:p>0</text:p>
          </table:table-cell>
          <table:table-cell/>
        </table:table-row>
        <table:table-row table:style-name="ro2">
          <table:table-cell office:value-type="float" office:value="430">
            <text:p>430</text:p>
          </table:table-cell>
          <table:table-cell table:formula="oooc:=EXP(-([.A56]/[.$B$3])/[.$E$6])*[.$B$10]" office:value-type="float" office:value="0.0584625308597783">
            <text:p>0,06</text:p>
          </table:table-cell>
          <table:table-cell table:formula="oooc:=EXP(-([.A56]/[.$B$3])/[.$E$6])*[.$C$10]" office:value-type="float" office:value="0.0261452386278287">
            <text:p>0,03</text:p>
          </table:table-cell>
          <table:table-cell table:formula="oooc:=EXP(-([.A56]/[.$B$3])/[.$E$6])*[.$D$10]" office:value-type="float" office:value="0.0116925061719557">
            <text:p>0,01</text:p>
          </table:table-cell>
          <table:table-cell table:formula="oooc:=EXP(-([.A56]/[.$B$3])/[.$E$6])*[.$E$10]" office:value-type="float" office:value="0.00522904772556574">
            <text:p>0,01</text:p>
          </table:table-cell>
          <table:table-cell table:formula="oooc:=EXP(-([.A56]/[.$B$3])/[.$E$6])*[.$F$10]" office:value-type="float" office:value="0.00233850123439113">
            <text:p>0</text:p>
          </table:table-cell>
          <table:table-cell/>
        </table:table-row>
        <table:table-row table:style-name="ro2">
          <table:table-cell office:value-type="float" office:value="440">
            <text:p>440</text:p>
          </table:table-cell>
          <table:table-cell table:formula="oooc:=EXP(-([.A57]/[.$B$3])/[.$E$6])*[.$B$10]" office:value-type="float" office:value="0.0565199465504801">
            <text:p>0,06</text:p>
          </table:table-cell>
          <table:table-cell table:formula="oooc:=EXP(-([.A57]/[.$B$3])/[.$E$6])*[.$C$10]" office:value-type="float" office:value="0.0252764885143056">
            <text:p>0,03</text:p>
          </table:table-cell>
          <table:table-cell table:formula="oooc:=EXP(-([.A57]/[.$B$3])/[.$E$6])*[.$D$10]" office:value-type="float" office:value="0.011303989310096">
            <text:p>0,01</text:p>
          </table:table-cell>
          <table:table-cell table:formula="oooc:=EXP(-([.A57]/[.$B$3])/[.$E$6])*[.$E$10]" office:value-type="float" office:value="0.00505529770286113">
            <text:p>0,01</text:p>
          </table:table-cell>
          <table:table-cell table:formula="oooc:=EXP(-([.A57]/[.$B$3])/[.$E$6])*[.$F$10]" office:value-type="float" office:value="0.0022607978620192">
            <text:p>0</text:p>
          </table:table-cell>
          <table:table-cell/>
        </table:table-row>
        <table:table-row table:style-name="ro2">
          <table:table-cell office:value-type="float" office:value="450">
            <text:p>450</text:p>
          </table:table-cell>
          <table:table-cell table:formula="oooc:=EXP(-([.A58]/[.$B$3])/[.$E$6])*[.$B$10]" office:value-type="float" office:value="0.054641910144655">
            <text:p>0,05</text:p>
          </table:table-cell>
          <table:table-cell table:formula="oooc:=EXP(-([.A58]/[.$B$3])/[.$E$6])*[.$C$10]" office:value-type="float" office:value="0.0244366051007768">
            <text:p>0,02</text:p>
          </table:table-cell>
          <table:table-cell table:formula="oooc:=EXP(-([.A58]/[.$B$3])/[.$E$6])*[.$D$10]" office:value-type="float" office:value="0.010928382028931">
            <text:p>0,01</text:p>
          </table:table-cell>
          <table:table-cell table:formula="oooc:=EXP(-([.A58]/[.$B$3])/[.$E$6])*[.$E$10]" office:value-type="float" office:value="0.00488732102015536">
            <text:p>0</text:p>
          </table:table-cell>
          <table:table-cell table:formula="oooc:=EXP(-([.A58]/[.$B$3])/[.$E$6])*[.$F$10]" office:value-type="float" office:value="0.0021856764057862">
            <text:p>0</text:p>
          </table:table-cell>
          <table:table-cell/>
        </table:table-row>
        <table:table-row table:style-name="ro2">
          <table:table-cell office:value-type="float" office:value="460">
            <text:p>460</text:p>
          </table:table-cell>
          <table:table-cell table:formula="oooc:=EXP(-([.A59]/[.$B$3])/[.$E$6])*[.$B$10]" office:value-type="float" office:value="0.0528262768541347">
            <text:p>0,05</text:p>
          </table:table-cell>
          <table:table-cell table:formula="oooc:=EXP(-([.A59]/[.$B$3])/[.$E$6])*[.$C$10]" office:value-type="float" office:value="0.0236246292088138">
            <text:p>0,02</text:p>
          </table:table-cell>
          <table:table-cell table:formula="oooc:=EXP(-([.A59]/[.$B$3])/[.$E$6])*[.$D$10]" office:value-type="float" office:value="0.0105652553708269">
            <text:p>0,01</text:p>
          </table:table-cell>
          <table:table-cell table:formula="oooc:=EXP(-([.A59]/[.$B$3])/[.$E$6])*[.$E$10]" office:value-type="float" office:value="0.00472492584176275">
            <text:p>0</text:p>
          </table:table-cell>
          <table:table-cell table:formula="oooc:=EXP(-([.A59]/[.$B$3])/[.$E$6])*[.$F$10]" office:value-type="float" office:value="0.00211305107416539">
            <text:p>0</text:p>
          </table:table-cell>
          <table:table-cell/>
        </table:table-row>
        <table:table-row table:style-name="ro2">
          <table:table-cell office:value-type="float" office:value="470">
            <text:p>470</text:p>
          </table:table-cell>
          <table:table-cell table:formula="oooc:=EXP(-([.A60]/[.$B$3])/[.$E$6])*[.$B$10]" office:value-type="float" office:value="0.0510709731574539">
            <text:p>0,05</text:p>
          </table:table-cell>
          <table:table-cell table:formula="oooc:=EXP(-([.A60]/[.$B$3])/[.$E$6])*[.$C$10]" office:value-type="float" office:value="0.0228396335314268">
            <text:p>0,02</text:p>
          </table:table-cell>
          <table:table-cell table:formula="oooc:=EXP(-([.A60]/[.$B$3])/[.$E$6])*[.$D$10]" office:value-type="float" office:value="0.0102141946314908">
            <text:p>0,01</text:p>
          </table:table-cell>
          <table:table-cell table:formula="oooc:=EXP(-([.A60]/[.$B$3])/[.$E$6])*[.$E$10]" office:value-type="float" office:value="0.00456792670628535">
            <text:p>0</text:p>
          </table:table-cell>
          <table:table-cell table:formula="oooc:=EXP(-([.A60]/[.$B$3])/[.$E$6])*[.$F$10]" office:value-type="float" office:value="0.00204283892629815">
            <text:p>0</text:p>
          </table:table-cell>
          <table:table-cell/>
        </table:table-row>
        <table:table-row table:style-name="ro2">
          <table:table-cell office:value-type="float" office:value="480">
            <text:p>480</text:p>
          </table:table-cell>
          <table:table-cell table:formula="oooc:=EXP(-([.A61]/[.$B$3])/[.$E$6])*[.$B$10]" office:value-type="float" office:value="0.0493739944318114">
            <text:p>0,05</text:p>
          </table:table-cell>
          <table:table-cell table:formula="oooc:=EXP(-([.A61]/[.$B$3])/[.$E$6])*[.$C$10]" office:value-type="float" office:value="0.0220807215740453">
            <text:p>0,02</text:p>
          </table:table-cell>
          <table:table-cell table:formula="oooc:=EXP(-([.A61]/[.$B$3])/[.$E$6])*[.$D$10]" office:value-type="float" office:value="0.00987479888636229">
            <text:p>0,01</text:p>
          </table:table-cell>
          <table:table-cell table:formula="oooc:=EXP(-([.A61]/[.$B$3])/[.$E$6])*[.$E$10]" office:value-type="float" office:value="0.00441614431480906">
            <text:p>0</text:p>
          </table:table-cell>
          <table:table-cell table:formula="oooc:=EXP(-([.A61]/[.$B$3])/[.$E$6])*[.$F$10]" office:value-type="float" office:value="0.00197495977727246">
            <text:p>0</text:p>
          </table:table-cell>
          <table:table-cell/>
        </table:table-row>
        <table:table-row table:style-name="ro2">
          <table:table-cell office:value-type="float" office:value="490">
            <text:p>490</text:p>
          </table:table-cell>
          <table:table-cell table:formula="oooc:=EXP(-([.A62]/[.$B$3])/[.$E$6])*[.$B$10]" office:value-type="float" office:value="0.0477334026637154">
            <text:p>0,05</text:p>
          </table:table-cell>
          <table:table-cell table:formula="oooc:=EXP(-([.A62]/[.$B$3])/[.$E$6])*[.$C$10]" office:value-type="float" office:value="0.0213470266306874">
            <text:p>0,02</text:p>
          </table:table-cell>
          <table:table-cell table:formula="oooc:=EXP(-([.A62]/[.$B$3])/[.$E$6])*[.$D$10]" office:value-type="float" office:value="0.00954668053274308">
            <text:p>0,01</text:p>
          </table:table-cell>
          <table:table-cell table:formula="oooc:=EXP(-([.A62]/[.$B$3])/[.$E$6])*[.$E$10]" office:value-type="float" office:value="0.00426940532613749">
            <text:p>0</text:p>
          </table:table-cell>
          <table:table-cell table:formula="oooc:=EXP(-([.A62]/[.$B$3])/[.$E$6])*[.$F$10]" office:value-type="float" office:value="0.00190933610654862">
            <text:p>0</text:p>
          </table:table-cell>
          <table:table-cell/>
        </table:table-row>
        <table:table-row table:style-name="ro2">
          <table:table-cell office:value-type="float" office:value="500">
            <text:p>500</text:p>
          </table:table-cell>
          <table:table-cell table:formula="oooc:=EXP(-([.A63]/[.$B$3])/[.$E$6])*[.$B$10]" office:value-type="float" office:value="0.0461473242356988">
            <text:p>0,05</text:p>
          </table:table-cell>
          <table:table-cell table:formula="oooc:=EXP(-([.A63]/[.$B$3])/[.$E$6])*[.$C$10]" office:value-type="float" office:value="0.0206377107941492">
            <text:p>0,02</text:p>
          </table:table-cell>
          <table:table-cell table:formula="oooc:=EXP(-([.A63]/[.$B$3])/[.$E$6])*[.$D$10]" office:value-type="float" office:value="0.00922946484713977">
            <text:p>0,01</text:p>
          </table:table-cell>
          <table:table-cell table:formula="oooc:=EXP(-([.A63]/[.$B$3])/[.$E$6])*[.$E$10]" office:value-type="float" office:value="0.00412754215882984">
            <text:p>0</text:p>
          </table:table-cell>
          <table:table-cell table:formula="oooc:=EXP(-([.A63]/[.$B$3])/[.$E$6])*[.$F$10]" office:value-type="float" office:value="0.00184589296942795">
            <text:p>0</text:p>
          </table:table-cell>
          <table:table-cell/>
        </table:table-row>
        <table:table-row table:style-name="ro2">
          <table:table-cell office:value-type="float" office:value="510">
            <text:p>510</text:p>
          </table:table-cell>
          <table:table-cell table:formula="oooc:=EXP(-([.A64]/[.$B$3])/[.$E$6])*[.$B$10]" office:value-type="float" office:value="0.0446139477865783">
            <text:p>0,04</text:p>
          </table:table-cell>
          <table:table-cell table:formula="oooc:=EXP(-([.A64]/[.$B$3])/[.$E$6])*[.$C$10]" office:value-type="float" office:value="0.0199519639990831">
            <text:p>0,02</text:p>
          </table:table-cell>
          <table:table-cell table:formula="oooc:=EXP(-([.A64]/[.$B$3])/[.$E$6])*[.$D$10]" office:value-type="float" office:value="0.00892278955731567">
            <text:p>0,01</text:p>
          </table:table-cell>
          <table:table-cell table:formula="oooc:=EXP(-([.A64]/[.$B$3])/[.$E$6])*[.$E$10]" office:value-type="float" office:value="0.00399039279981662">
            <text:p>0</text:p>
          </table:table-cell>
          <table:table-cell table:formula="oooc:=EXP(-([.A64]/[.$B$3])/[.$E$6])*[.$F$10]" office:value-type="float" office:value="0.00178455791146313">
            <text:p>0</text:p>
          </table:table-cell>
          <table:table-cell/>
        </table:table-row>
        <table:table-row table:style-name="ro2">
          <table:table-cell office:value-type="float" office:value="520">
            <text:p>520</text:p>
          </table:table-cell>
          <table:table-cell table:formula="oooc:=EXP(-([.A65]/[.$B$3])/[.$E$6])*[.$B$10]" office:value-type="float" office:value="0.0431315221428113">
            <text:p>0,04</text:p>
          </table:table-cell>
          <table:table-cell table:formula="oooc:=EXP(-([.A65]/[.$B$3])/[.$E$6])*[.$C$10]" office:value-type="float" office:value="0.0192890030968727">
            <text:p>0,02</text:p>
          </table:table-cell>
          <table:table-cell table:formula="oooc:=EXP(-([.A65]/[.$B$3])/[.$E$6])*[.$D$10]" office:value-type="float" office:value="0.00862630442856226">
            <text:p>0,01</text:p>
          </table:table-cell>
          <table:table-cell table:formula="oooc:=EXP(-([.A65]/[.$B$3])/[.$E$6])*[.$E$10]" office:value-type="float" office:value="0.00385780061937454">
            <text:p>0</text:p>
          </table:table-cell>
          <table:table-cell table:formula="oooc:=EXP(-([.A65]/[.$B$3])/[.$E$6])*[.$F$10]" office:value-type="float" office:value="0.00172526088571245">
            <text:p>0</text:p>
          </table:table-cell>
          <table:table-cell/>
        </table:table-row>
        <table:table-row table:style-name="ro2">
          <table:table-cell office:value-type="float" office:value="530">
            <text:p>530</text:p>
          </table:table-cell>
          <table:table-cell table:formula="oooc:=EXP(-([.A66]/[.$B$3])/[.$E$6])*[.$B$10]" office:value-type="float" office:value="0.0416983543185901">
            <text:p>0,04</text:p>
          </table:table-cell>
          <table:table-cell table:formula="oooc:=EXP(-([.A66]/[.$B$3])/[.$E$6])*[.$C$10]" office:value-type="float" office:value="0.0186480709612479">
            <text:p>0,02</text:p>
          </table:table-cell>
          <table:table-cell table:formula="oooc:=EXP(-([.A66]/[.$B$3])/[.$E$6])*[.$D$10]" office:value-type="float" office:value="0.00833967086371803">
            <text:p>0,01</text:p>
          </table:table-cell>
          <table:table-cell table:formula="oooc:=EXP(-([.A66]/[.$B$3])/[.$E$6])*[.$E$10]" office:value-type="float" office:value="0.00372961419224958">
            <text:p>0</text:p>
          </table:table-cell>
          <table:table-cell table:formula="oooc:=EXP(-([.A66]/[.$B$3])/[.$E$6])*[.$F$10]" office:value-type="float" office:value="0.00166793417274361">
            <text:p>0</text:p>
          </table:table-cell>
          <table:table-cell/>
        </table:table-row>
        <table:table-row table:style-name="ro2">
          <table:table-cell office:value-type="float" office:value="540">
            <text:p>540</text:p>
          </table:table-cell>
          <table:table-cell table:formula="oooc:=EXP(-([.A67]/[.$B$3])/[.$E$6])*[.$B$10]" office:value-type="float" office:value="0.0403128075823886">
            <text:p>0,04</text:p>
          </table:table-cell>
          <table:table-cell table:formula="oooc:=EXP(-([.A67]/[.$B$3])/[.$E$6])*[.$C$10]" office:value-type="float" office:value="0.018028435623618">
            <text:p>0,02</text:p>
          </table:table-cell>
          <table:table-cell table:formula="oooc:=EXP(-([.A67]/[.$B$3])/[.$E$6])*[.$D$10]" office:value-type="float" office:value="0.00806256151647772">
            <text:p>0,01</text:p>
          </table:table-cell>
          <table:table-cell table:formula="oooc:=EXP(-([.A67]/[.$B$3])/[.$E$6])*[.$E$10]" office:value-type="float" office:value="0.00360568712472359">
            <text:p>0</text:p>
          </table:table-cell>
          <table:table-cell table:formula="oooc:=EXP(-([.A67]/[.$B$3])/[.$E$6])*[.$F$10]" office:value-type="float" office:value="0.00161251230329554">
            <text:p>0</text:p>
          </table:table-cell>
          <table:table-cell/>
        </table:table-row>
        <table:table-row table:style-name="ro2">
          <table:table-cell office:value-type="float" office:value="550">
            <text:p>550</text:p>
          </table:table-cell>
          <table:table-cell table:formula="oooc:=EXP(-([.A68]/[.$B$3])/[.$E$6])*[.$B$10]" office:value-type="float" office:value="0.0389732995877529">
            <text:p>0,04</text:p>
          </table:table-cell>
          <table:table-cell table:formula="oooc:=EXP(-([.A68]/[.$B$3])/[.$E$6])*[.$C$10]" office:value-type="float" office:value="0.017429389437136">
            <text:p>0,02</text:p>
          </table:table-cell>
          <table:table-cell table:formula="oooc:=EXP(-([.A68]/[.$B$3])/[.$E$6])*[.$D$10]" office:value-type="float" office:value="0.00779465991755059">
            <text:p>0,01</text:p>
          </table:table-cell>
          <table:table-cell table:formula="oooc:=EXP(-([.A68]/[.$B$3])/[.$E$6])*[.$E$10]" office:value-type="float" office:value="0.0034858778874272">
            <text:p>0</text:p>
          </table:table-cell>
          <table:table-cell table:formula="oooc:=EXP(-([.A68]/[.$B$3])/[.$E$6])*[.$F$10]" office:value-type="float" office:value="0.00155893198351012">
            <text:p>0</text:p>
          </table:table-cell>
          <table:table-cell/>
        </table:table-row>
        <table:table-row table:style-name="ro2">
          <table:table-cell office:value-type="float" office:value="560">
            <text:p>560</text:p>
          </table:table-cell>
          <table:table-cell table:formula="oooc:=EXP(-([.A69]/[.$B$3])/[.$E$6])*[.$B$10]" office:value-type="float" office:value="0.037678300566203">
            <text:p>0,04</text:p>
          </table:table-cell>
          <table:table-cell table:formula="oooc:=EXP(-([.A69]/[.$B$3])/[.$E$6])*[.$C$10]" office:value-type="float" office:value="0.0168502482685397">
            <text:p>0,02</text:p>
          </table:table-cell>
          <table:table-cell table:formula="oooc:=EXP(-([.A69]/[.$B$3])/[.$E$6])*[.$D$10]" office:value-type="float" office:value="0.0075356601132406">
            <text:p>0,01</text:p>
          </table:table-cell>
          <table:table-cell table:formula="oooc:=EXP(-([.A69]/[.$B$3])/[.$E$6])*[.$E$10]" office:value-type="float" office:value="0.00337004965370795">
            <text:p>0</text:p>
          </table:table-cell>
          <table:table-cell table:formula="oooc:=EXP(-([.A69]/[.$B$3])/[.$E$6])*[.$F$10]" office:value-type="float" office:value="0.00150713202264812">
            <text:p>0</text:p>
          </table:table-cell>
          <table:table-cell/>
        </table:table-row>
        <table:table-row table:style-name="ro2">
          <table:table-cell office:value-type="float" office:value="570">
            <text:p>570</text:p>
          </table:table-cell>
          <table:table-cell table:formula="oooc:=EXP(-([.A70]/[.$B$3])/[.$E$6])*[.$B$10]" office:value-type="float" office:value="0.0364263315801788">
            <text:p>0,04</text:p>
          </table:table-cell>
          <table:table-cell table:formula="oooc:=EXP(-([.A70]/[.$B$3])/[.$E$6])*[.$C$10]" office:value-type="float" office:value="0.0162903507168454">
            <text:p>0,02</text:p>
          </table:table-cell>
          <table:table-cell table:formula="oooc:=EXP(-([.A70]/[.$B$3])/[.$E$6])*[.$D$10]" office:value-type="float" office:value="0.00728526631603576">
            <text:p>0,01</text:p>
          </table:table-cell>
          <table:table-cell table:formula="oooc:=EXP(-([.A70]/[.$B$3])/[.$E$6])*[.$E$10]" office:value-type="float" office:value="0.00325807014336908">
            <text:p>0</text:p>
          </table:table-cell>
          <table:table-cell table:formula="oooc:=EXP(-([.A70]/[.$B$3])/[.$E$6])*[.$F$10]" office:value-type="float" office:value="0.00145705326320715">
            <text:p>0</text:p>
          </table:table-cell>
          <table:table-cell/>
        </table:table-row>
        <table:table-row table:style-name="ro2">
          <table:table-cell office:value-type="float" office:value="580">
            <text:p>580</text:p>
          </table:table-cell>
          <table:table-cell table:formula="oooc:=EXP(-([.A71]/[.$B$3])/[.$E$6])*[.$B$10]" office:value-type="float" office:value="0.0352159628340383">
            <text:p>0,04</text:p>
          </table:table-cell>
          <table:table-cell table:formula="oooc:=EXP(-([.A71]/[.$B$3])/[.$E$6])*[.$C$10]" office:value-type="float" office:value="0.0157490573580032">
            <text:p>0,02</text:p>
          </table:table-cell>
          <table:table-cell table:formula="oooc:=EXP(-([.A71]/[.$B$3])/[.$E$6])*[.$D$10]" office:value-type="float" office:value="0.00704319256680766">
            <text:p>0,01</text:p>
          </table:table-cell>
          <table:table-cell table:formula="oooc:=EXP(-([.A71]/[.$B$3])/[.$E$6])*[.$E$10]" office:value-type="float" office:value="0.00314981147160063">
            <text:p>0</text:p>
          </table:table-cell>
          <table:table-cell table:formula="oooc:=EXP(-([.A71]/[.$B$3])/[.$E$6])*[.$F$10]" office:value-type="float" office:value="0.00140863851336153">
            <text:p>0</text:p>
          </table:table-cell>
          <table:table-cell/>
        </table:table-row>
        <table:table-row table:style-name="ro2">
          <table:table-cell office:value-type="float" office:value="590">
            <text:p>590</text:p>
          </table:table-cell>
          <table:table-cell table:formula="oooc:=EXP(-([.A72]/[.$B$3])/[.$E$6])*[.$B$10]" office:value-type="float" office:value="0.0340458120411773">
            <text:p>0,03</text:p>
          </table:table-cell>
          <table:table-cell table:formula="oooc:=EXP(-([.A72]/[.$B$3])/[.$E$6])*[.$C$10]" office:value-type="float" office:value="0.0152257500146507">
            <text:p>0,02</text:p>
          </table:table-cell>
          <table:table-cell table:formula="oooc:=EXP(-([.A72]/[.$B$3])/[.$E$6])*[.$D$10]" office:value-type="float" office:value="0.00680916240823546">
            <text:p>0,01</text:p>
          </table:table-cell>
          <table:table-cell table:formula="oooc:=EXP(-([.A72]/[.$B$3])/[.$E$6])*[.$E$10]" office:value-type="float" office:value="0.00304515000293013">
            <text:p>0</text:p>
          </table:table-cell>
          <table:table-cell table:formula="oooc:=EXP(-([.A72]/[.$B$3])/[.$E$6])*[.$F$10]" office:value-type="float" office:value="0.00136183248164709">
            <text:p>0</text:p>
          </table:table-cell>
          <table:table-cell/>
        </table:table-row>
        <table:table-row table:style-name="ro2">
          <table:table-cell office:value-type="float" office:value="600">
            <text:p>600</text:p>
          </table:table-cell>
          <table:table-cell table:formula="oooc:=EXP(-([.A73]/[.$B$3])/[.$E$6])*[.$B$10]" office:value-type="float" office:value="0.0329145428454058">
            <text:p>0,03</text:p>
          </table:table-cell>
          <table:table-cell table:formula="oooc:=EXP(-([.A73]/[.$B$3])/[.$E$6])*[.$C$10]" office:value-type="float" office:value="0.0147198310501314">
            <text:p>0,01</text:p>
          </table:table-cell>
          <table:table-cell table:formula="oooc:=EXP(-([.A73]/[.$B$3])/[.$E$6])*[.$D$10]" office:value-type="float" office:value="0.00658290856908116">
            <text:p>0,01</text:p>
          </table:table-cell>
          <table:table-cell table:formula="oooc:=EXP(-([.A73]/[.$B$3])/[.$E$6])*[.$E$10]" office:value-type="float" office:value="0.00294396621002627">
            <text:p>0</text:p>
          </table:table-cell>
          <table:table-cell table:formula="oooc:=EXP(-([.A73]/[.$B$3])/[.$E$6])*[.$F$10]" office:value-type="float" office:value="0.00131658171381623">
            <text:p>0</text:p>
          </table:table-cell>
          <table:table-cell/>
        </table:table-row>
        <table:table-row table:style-name="ro2">
          <table:table-cell office:value-type="float" office:value="610">
            <text:p>610</text:p>
          </table:table-cell>
          <table:table-cell table:formula="oooc:=EXP(-([.A74]/[.$B$3])/[.$E$6])*[.$B$10]" office:value-type="float" office:value="0.0318208632947793">
            <text:p>0,03</text:p>
          </table:table-cell>
          <table:table-cell table:formula="oooc:=EXP(-([.A74]/[.$B$3])/[.$E$6])*[.$C$10]" office:value-type="float" office:value="0.0142307226859709">
            <text:p>0,01</text:p>
          </table:table-cell>
          <table:table-cell table:formula="oooc:=EXP(-([.A74]/[.$B$3])/[.$E$6])*[.$D$10]" office:value-type="float" office:value="0.00636417265895587">
            <text:p>0,01</text:p>
          </table:table-cell>
          <table:table-cell table:formula="oooc:=EXP(-([.A74]/[.$B$3])/[.$E$6])*[.$E$10]" office:value-type="float" office:value="0.00284614453719418">
            <text:p>0</text:p>
          </table:table-cell>
          <table:table-cell table:formula="oooc:=EXP(-([.A74]/[.$B$3])/[.$E$6])*[.$F$10]" office:value-type="float" office:value="0.00127283453179117">
            <text:p>0</text:p>
          </table:table-cell>
          <table:table-cell/>
        </table:table-row>
        <table:table-row table:style-name="ro2">
          <table:table-cell office:value-type="float" office:value="620">
            <text:p>620</text:p>
          </table:table-cell>
          <table:table-cell table:formula="oooc:=EXP(-([.A75]/[.$B$3])/[.$E$6])*[.$B$10]" office:value-type="float" office:value="0.0307635243661411">
            <text:p>0,03</text:p>
          </table:table-cell>
          <table:table-cell table:formula="oooc:=EXP(-([.A75]/[.$B$3])/[.$E$6])*[.$C$10]" office:value-type="float" office:value="0.0137578663420325">
            <text:p>0,01</text:p>
          </table:table-cell>
          <table:table-cell table:formula="oooc:=EXP(-([.A75]/[.$B$3])/[.$E$6])*[.$D$10]" office:value-type="float" office:value="0.00615270487322821">
            <text:p>0,01</text:p>
          </table:table-cell>
          <table:table-cell table:formula="oooc:=EXP(-([.A75]/[.$B$3])/[.$E$6])*[.$E$10]" office:value-type="float" office:value="0.0027515732684065">
            <text:p>0</text:p>
          </table:table-cell>
          <table:table-cell table:formula="oooc:=EXP(-([.A75]/[.$B$3])/[.$E$6])*[.$F$10]" office:value-type="float" office:value="0.00123054097464564">
            <text:p>0</text:p>
          </table:table-cell>
          <table:table-cell/>
        </table:table-row>
        <table:table-row table:style-name="ro2">
          <table:table-cell office:value-type="float" office:value="630">
            <text:p>630</text:p>
          </table:table-cell>
          <table:table-cell table:formula="oooc:=EXP(-([.A76]/[.$B$3])/[.$E$6])*[.$B$10]" office:value-type="float" office:value="0.0297413185386904">
            <text:p>0,03</text:p>
          </table:table-cell>
          <table:table-cell table:formula="oooc:=EXP(-([.A76]/[.$B$3])/[.$E$6])*[.$C$10]" office:value-type="float" office:value="0.0133007219985973">
            <text:p>0,01</text:p>
          </table:table-cell>
          <table:table-cell table:formula="oooc:=EXP(-([.A76]/[.$B$3])/[.$E$6])*[.$D$10]" office:value-type="float" office:value="0.00594826370773809">
            <text:p>0,01</text:p>
          </table:table-cell>
          <table:table-cell table:formula="oooc:=EXP(-([.A76]/[.$B$3])/[.$E$6])*[.$E$10]" office:value-type="float" office:value="0.00266014439971946">
            <text:p>0</text:p>
          </table:table-cell>
          <table:table-cell table:formula="oooc:=EXP(-([.A76]/[.$B$3])/[.$E$6])*[.$F$10]" office:value-type="float" office:value="0.00118965274154762">
            <text:p>0</text:p>
          </table:table-cell>
          <table:table-cell/>
        </table:table-row>
        <table:table-row table:style-name="ro2">
          <table:table-cell office:value-type="float" office:value="640">
            <text:p>640</text:p>
          </table:table-cell>
          <table:table-cell table:formula="oooc:=EXP(-([.A77]/[.$B$3])/[.$E$6])*[.$B$10]" office:value-type="float" office:value="0.0287530784149491">
            <text:p>0,03</text:p>
          </table:table-cell>
          <table:table-cell table:formula="oooc:=EXP(-([.A77]/[.$B$3])/[.$E$6])*[.$C$10]" office:value-type="float" office:value="0.0128587675796416">
            <text:p>0,01</text:p>
          </table:table-cell>
          <table:table-cell table:formula="oooc:=EXP(-([.A77]/[.$B$3])/[.$E$6])*[.$D$10]" office:value-type="float" office:value="0.00575061568298982">
            <text:p>0,01</text:p>
          </table:table-cell>
          <table:table-cell table:formula="oooc:=EXP(-([.A77]/[.$B$3])/[.$E$6])*[.$E$10]" office:value-type="float" office:value="0.00257175351592832">
            <text:p>0</text:p>
          </table:table-cell>
          <table:table-cell table:formula="oooc:=EXP(-([.A77]/[.$B$3])/[.$E$6])*[.$F$10]" office:value-type="float" office:value="0.00115012313659796">
            <text:p>0</text:p>
          </table:table-cell>
          <table:table-cell/>
        </table:table-row>
        <table:table-row table:style-name="ro2">
          <table:table-cell office:value-type="float" office:value="650">
            <text:p>650</text:p>
          </table:table-cell>
          <table:table-cell table:formula="oooc:=EXP(-([.A78]/[.$B$3])/[.$E$6])*[.$B$10]" office:value-type="float" office:value="0.0277976753875491">
            <text:p>0,03</text:p>
          </table:table-cell>
          <table:table-cell table:formula="oooc:=EXP(-([.A78]/[.$B$3])/[.$E$6])*[.$C$10]" office:value-type="float" office:value="0.0124314983566065">
            <text:p>0,01</text:p>
          </table:table-cell>
          <table:table-cell table:formula="oooc:=EXP(-([.A78]/[.$B$3])/[.$E$6])*[.$D$10]" office:value-type="float" office:value="0.00555953507750981">
            <text:p>0,01</text:p>
          </table:table-cell>
          <table:table-cell table:formula="oooc:=EXP(-([.A78]/[.$B$3])/[.$E$6])*[.$E$10]" office:value-type="float" office:value="0.0024862996713213">
            <text:p>0</text:p>
          </table:table-cell>
          <table:table-cell table:formula="oooc:=EXP(-([.A78]/[.$B$3])/[.$E$6])*[.$F$10]" office:value-type="float" office:value="0.00111190701550196">
            <text:p>0</text:p>
          </table:table-cell>
          <table:table-cell/>
        </table:table-row>
        <table:table-row table:style-name="ro2">
          <table:table-cell office:value-type="float" office:value="660">
            <text:p>660</text:p>
          </table:table-cell>
          <table:table-cell table:formula="oooc:=EXP(-([.A79]/[.$B$3])/[.$E$6])*[.$B$10]" office:value-type="float" office:value="0.0268740183503206">
            <text:p>0,03</text:p>
          </table:table-cell>
          <table:table-cell table:formula="oooc:=EXP(-([.A79]/[.$B$3])/[.$E$6])*[.$C$10]" office:value-type="float" office:value="0.0120184263719787">
            <text:p>0,01</text:p>
          </table:table-cell>
          <table:table-cell table:formula="oooc:=EXP(-([.A79]/[.$B$3])/[.$E$6])*[.$D$10]" office:value-type="float" office:value="0.00537480367006413">
            <text:p>0,01</text:p>
          </table:table-cell>
          <table:table-cell table:formula="oooc:=EXP(-([.A79]/[.$B$3])/[.$E$6])*[.$E$10]" office:value-type="float" office:value="0.00240368527439575">
            <text:p>0</text:p>
          </table:table-cell>
          <table:table-cell table:formula="oooc:=EXP(-([.A79]/[.$B$3])/[.$E$6])*[.$F$10]" office:value-type="float" office:value="0.00107496073401283">
            <text:p>0</text:p>
          </table:table-cell>
          <table:table-cell/>
        </table:table-row>
        <table:table-row table:style-name="ro2">
          <table:table-cell office:value-type="float" office:value="670">
            <text:p>670</text:p>
          </table:table-cell>
          <table:table-cell table:formula="oooc:=EXP(-([.A80]/[.$B$3])/[.$E$6])*[.$B$10]" office:value-type="float" office:value="0.0259810524522083">
            <text:p>0,03</text:p>
          </table:table-cell>
          <table:table-cell table:formula="oooc:=EXP(-([.A80]/[.$B$3])/[.$E$6])*[.$C$10]" office:value-type="float" office:value="0.0116190798820251">
            <text:p>0,01</text:p>
          </table:table-cell>
          <table:table-cell table:formula="oooc:=EXP(-([.A80]/[.$B$3])/[.$E$6])*[.$D$10]" office:value-type="float" office:value="0.00519621049044165">
            <text:p>0,01</text:p>
          </table:table-cell>
          <table:table-cell table:formula="oooc:=EXP(-([.A80]/[.$B$3])/[.$E$6])*[.$E$10]" office:value-type="float" office:value="0.00232381597640501">
            <text:p>0</text:p>
          </table:table-cell>
          <table:table-cell table:formula="oooc:=EXP(-([.A80]/[.$B$3])/[.$E$6])*[.$F$10]" office:value-type="float" office:value="0.00103924209808833">
            <text:p>0</text:p>
          </table:table-cell>
          <table:table-cell/>
        </table:table-row>
        <table:table-row table:style-name="ro2">
          <table:table-cell office:value-type="float" office:value="680">
            <text:p>680</text:p>
          </table:table-cell>
          <table:table-cell table:formula="oooc:=EXP(-([.A81]/[.$B$3])/[.$E$6])*[.$B$10]" office:value-type="float" office:value="0.0251177578925908">
            <text:p>0,03</text:p>
          </table:table-cell>
          <table:table-cell table:formula="oooc:=EXP(-([.A81]/[.$B$3])/[.$E$6])*[.$C$10]" office:value-type="float" office:value="0.011233002818043">
            <text:p>0,01</text:p>
          </table:table-cell>
          <table:table-cell table:formula="oooc:=EXP(-([.A81]/[.$B$3])/[.$E$6])*[.$D$10]" office:value-type="float" office:value="0.00502355157851817">
            <text:p>0,01</text:p>
          </table:table-cell>
          <table:table-cell table:formula="oooc:=EXP(-([.A81]/[.$B$3])/[.$E$6])*[.$E$10]" office:value-type="float" office:value="0.0022466005636086">
            <text:p>0</text:p>
          </table:table-cell>
          <table:table-cell table:formula="oooc:=EXP(-([.A81]/[.$B$3])/[.$E$6])*[.$F$10]" office:value-type="float" office:value="0.00100471031570363">
            <text:p>0</text:p>
          </table:table-cell>
          <table:table-cell/>
        </table:table-row>
        <table:table-row table:style-name="ro2">
          <table:table-cell office:value-type="float" office:value="690">
            <text:p>690</text:p>
          </table:table-cell>
          <table:table-cell table:formula="oooc:=EXP(-([.A82]/[.$B$3])/[.$E$6])*[.$B$10]" office:value-type="float" office:value="0.0242831487566311">
            <text:p>0,02</text:p>
          </table:table-cell>
          <table:table-cell table:formula="oooc:=EXP(-([.A82]/[.$B$3])/[.$E$6])*[.$C$10]" office:value-type="float" office:value="0.0108597542655133">
            <text:p>0,01</text:p>
          </table:table-cell>
          <table:table-cell table:formula="oooc:=EXP(-([.A82]/[.$B$3])/[.$E$6])*[.$D$10]" office:value-type="float" office:value="0.00485662975132622">
            <text:p>0</text:p>
          </table:table-cell>
          <table:table-cell table:formula="oooc:=EXP(-([.A82]/[.$B$3])/[.$E$6])*[.$E$10]" office:value-type="float" office:value="0.00217195085310267">
            <text:p>0</text:p>
          </table:table-cell>
          <table:table-cell table:formula="oooc:=EXP(-([.A82]/[.$B$3])/[.$E$6])*[.$F$10]" office:value-type="float" office:value="0.000971325950265245">
            <text:p>0</text:p>
          </table:table-cell>
          <table:table-cell/>
        </table:table-row>
        <table:table-row table:style-name="ro2">
          <table:table-cell office:value-type="float" office:value="700">
            <text:p>700</text:p>
          </table:table-cell>
          <table:table-cell table:formula="oooc:=EXP(-([.A83]/[.$B$3])/[.$E$6])*[.$B$10]" office:value-type="float" office:value="0.023476271889324">
            <text:p>0,02</text:p>
          </table:table-cell>
          <table:table-cell table:formula="oooc:=EXP(-([.A83]/[.$B$3])/[.$E$6])*[.$C$10]" office:value-type="float" office:value="0.0104989079605592">
            <text:p>0,01</text:p>
          </table:table-cell>
          <table:table-cell table:formula="oooc:=EXP(-([.A83]/[.$B$3])/[.$E$6])*[.$D$10]" office:value-type="float" office:value="0.00469525437786479">
            <text:p>0</text:p>
          </table:table-cell>
          <table:table-cell table:formula="oooc:=EXP(-([.A83]/[.$B$3])/[.$E$6])*[.$E$10]" office:value-type="float" office:value="0.00209978159211183">
            <text:p>0</text:p>
          </table:table-cell>
          <table:table-cell table:formula="oooc:=EXP(-([.A83]/[.$B$3])/[.$E$6])*[.$F$10]" office:value-type="float" office:value="0.000939050875572959">
            <text:p>0</text:p>
          </table:table-cell>
          <table:table-cell/>
        </table:table-row>
        <table:table-row table:style-name="ro2">
          <table:table-cell office:value-type="float" office:value="710">
            <text:p>710</text:p>
          </table:table-cell>
          <table:table-cell table:formula="oooc:=EXP(-([.A84]/[.$B$3])/[.$E$6])*[.$B$10]" office:value-type="float" office:value="0.0226962058069575">
            <text:p>0,02</text:p>
          </table:table-cell>
          <table:table-cell table:formula="oooc:=EXP(-([.A84]/[.$B$3])/[.$E$6])*[.$C$10]" office:value-type="float" office:value="0.0101500518031365">
            <text:p>0,01</text:p>
          </table:table-cell>
          <table:table-cell table:formula="oooc:=EXP(-([.A84]/[.$B$3])/[.$E$6])*[.$D$10]" office:value-type="float" office:value="0.00453924116139149">
            <text:p>0</text:p>
          </table:table-cell>
          <table:table-cell table:formula="oooc:=EXP(-([.A84]/[.$B$3])/[.$E$6])*[.$E$10]" office:value-type="float" office:value="0.00203001036062729">
            <text:p>0</text:p>
          </table:table-cell>
          <table:table-cell table:formula="oooc:=EXP(-([.A84]/[.$B$3])/[.$E$6])*[.$F$10]" office:value-type="float" office:value="0.000907848232278299">
            <text:p>0</text:p>
          </table:table-cell>
          <table:table-cell/>
        </table:table-row>
        <table:table-row table:style-name="ro2">
          <table:table-cell office:value-type="float" office:value="720">
            <text:p>720</text:p>
          </table:table-cell>
          <table:table-cell table:formula="oooc:=EXP(-([.A85]/[.$B$3])/[.$E$6])*[.$B$10]" office:value-type="float" office:value="0.0219420596447438">
            <text:p>0,02</text:p>
          </table:table-cell>
          <table:table-cell table:formula="oooc:=EXP(-([.A85]/[.$B$3])/[.$E$6])*[.$C$10]" office:value-type="float" office:value="0.00981278738640041">
            <text:p>0,01</text:p>
          </table:table-cell>
          <table:table-cell table:formula="oooc:=EXP(-([.A85]/[.$B$3])/[.$E$6])*[.$D$10]" office:value-type="float" office:value="0.00438841192894877">
            <text:p>0</text:p>
          </table:table-cell>
          <table:table-cell table:formula="oooc:=EXP(-([.A85]/[.$B$3])/[.$E$6])*[.$E$10]" office:value-type="float" office:value="0.00196255747728008">
            <text:p>0</text:p>
          </table:table-cell>
          <table:table-cell table:formula="oooc:=EXP(-([.A85]/[.$B$3])/[.$E$6])*[.$F$10]" office:value-type="float" office:value="0.000877682385789753">
            <text:p>0</text:p>
          </table:table-cell>
          <table:table-cell/>
        </table:table-row>
        <table:table-row table:style-name="ro2">
          <table:table-cell office:value-type="float" office:value="730">
            <text:p>730</text:p>
          </table:table-cell>
          <table:table-cell table:formula="oooc:=EXP(-([.A86]/[.$B$3])/[.$E$6])*[.$B$10]" office:value-type="float" office:value="0.0212129721394184">
            <text:p>0,02</text:p>
          </table:table-cell>
          <table:table-cell table:formula="oooc:=EXP(-([.A86]/[.$B$3])/[.$E$6])*[.$C$10]" office:value-type="float" office:value="0.00948672954170975">
            <text:p>0,01</text:p>
          </table:table-cell>
          <table:table-cell table:formula="oooc:=EXP(-([.A86]/[.$B$3])/[.$E$6])*[.$D$10]" office:value-type="float" office:value="0.00424259442788369">
            <text:p>0</text:p>
          </table:table-cell>
          <table:table-cell table:formula="oooc:=EXP(-([.A86]/[.$B$3])/[.$E$6])*[.$E$10]" office:value-type="float" office:value="0.00189734590834195">
            <text:p>0</text:p>
          </table:table-cell>
          <table:table-cell table:formula="oooc:=EXP(-([.A86]/[.$B$3])/[.$E$6])*[.$F$10]" office:value-type="float" office:value="0.000848518885576737">
            <text:p>0</text:p>
          </table:table-cell>
          <table:table-cell/>
        </table:table-row>
        <table:table-row table:style-name="ro2">
          <table:table-cell office:value-type="float" office:value="740">
            <text:p>740</text:p>
          </table:table-cell>
          <table:table-cell table:formula="oooc:=EXP(-([.A87]/[.$B$3])/[.$E$6])*[.$B$10]" office:value-type="float" office:value="0.0205081106456447">
            <text:p>0,02</text:p>
          </table:table-cell>
          <table:table-cell table:formula="oooc:=EXP(-([.A87]/[.$B$3])/[.$E$6])*[.$C$10]" office:value-type="float" office:value="0.00917150589874975">
            <text:p>0,01</text:p>
          </table:table-cell>
          <table:table-cell table:formula="oooc:=EXP(-([.A87]/[.$B$3])/[.$E$6])*[.$D$10]" office:value-type="float" office:value="0.00410162212912895">
            <text:p>0</text:p>
          </table:table-cell>
          <table:table-cell table:formula="oooc:=EXP(-([.A87]/[.$B$3])/[.$E$6])*[.$E$10]" office:value-type="float" office:value="0.00183430117974995">
            <text:p>0</text:p>
          </table:table-cell>
          <table:table-cell table:formula="oooc:=EXP(-([.A87]/[.$B$3])/[.$E$6])*[.$F$10]" office:value-type="float" office:value="0.00082032442582579">
            <text:p>0</text:p>
          </table:table-cell>
          <table:table-cell/>
        </table:table-row>
        <table:table-row table:style-name="ro2">
          <table:table-cell office:value-type="float" office:value="750">
            <text:p>750</text:p>
          </table:table-cell>
          <table:table-cell table:formula="oooc:=EXP(-([.A88]/[.$B$3])/[.$E$6])*[.$B$10]" office:value-type="float" office:value="0.019826670185102">
            <text:p>0,02</text:p>
          </table:table-cell>
          <table:table-cell table:formula="oooc:=EXP(-([.A88]/[.$B$3])/[.$E$6])*[.$C$10]" office:value-type="float" office:value="0.00886675646027129">
            <text:p>0,01</text:p>
          </table:table-cell>
          <table:table-cell table:formula="oooc:=EXP(-([.A88]/[.$B$3])/[.$E$6])*[.$D$10]" office:value-type="float" office:value="0.0039653340370204">
            <text:p>0</text:p>
          </table:table-cell>
          <table:table-cell table:formula="oooc:=EXP(-([.A88]/[.$B$3])/[.$E$6])*[.$E$10]" office:value-type="float" office:value="0.00177335129205426">
            <text:p>0</text:p>
          </table:table-cell>
          <table:table-cell table:formula="oooc:=EXP(-([.A88]/[.$B$3])/[.$E$6])*[.$F$10]" office:value-type="float" office:value="0.000793066807404081">
            <text:p>0</text:p>
          </table:table-cell>
          <table:table-cell/>
        </table:table-row>
        <table:table-row table:style-name="ro2">
          <table:table-cell office:value-type="float" office:value="760">
            <text:p>760</text:p>
          </table:table-cell>
          <table:table-cell table:formula="oooc:=EXP(-([.A89]/[.$B$3])/[.$E$6])*[.$B$10]" office:value-type="float" office:value="0.0191678725271699">
            <text:p>0,02</text:p>
          </table:table-cell>
          <table:table-cell table:formula="oooc:=EXP(-([.A89]/[.$B$3])/[.$E$6])*[.$C$10]" office:value-type="float" office:value="0.00857213319096049">
            <text:p>0,01</text:p>
          </table:table-cell>
          <table:table-cell table:formula="oooc:=EXP(-([.A89]/[.$B$3])/[.$E$6])*[.$D$10]" office:value-type="float" office:value="0.00383357450543397">
            <text:p>0</text:p>
          </table:table-cell>
          <table:table-cell table:formula="oooc:=EXP(-([.A89]/[.$B$3])/[.$E$6])*[.$E$10]" office:value-type="float" office:value="0.0017144266381921">
            <text:p>0</text:p>
          </table:table-cell>
          <table:table-cell table:formula="oooc:=EXP(-([.A89]/[.$B$3])/[.$E$6])*[.$F$10]" office:value-type="float" office:value="0.000766714901086794">
            <text:p>0</text:p>
          </table:table-cell>
          <table:table-cell/>
        </table:table-row>
        <table:table-row table:style-name="ro2">
          <table:table-cell office:value-type="float" office:value="770">
            <text:p>770</text:p>
          </table:table-cell>
          <table:table-cell table:formula="oooc:=EXP(-([.A90]/[.$B$3])/[.$E$6])*[.$B$10]" office:value-type="float" office:value="0.0185309653001595">
            <text:p>0,02</text:p>
          </table:table-cell>
          <table:table-cell table:formula="oooc:=EXP(-([.A90]/[.$B$3])/[.$E$6])*[.$C$10]" office:value-type="float" office:value="0.00828729961996929">
            <text:p>0,01</text:p>
          </table:table-cell>
          <table:table-cell table:formula="oooc:=EXP(-([.A90]/[.$B$3])/[.$E$6])*[.$D$10]" office:value-type="float" office:value="0.0037061930600319">
            <text:p>0</text:p>
          </table:table-cell>
          <table:table-cell table:formula="oooc:=EXP(-([.A90]/[.$B$3])/[.$E$6])*[.$E$10]" office:value-type="float" office:value="0.00165745992399386">
            <text:p>0</text:p>
          </table:table-cell>
          <table:table-cell table:formula="oooc:=EXP(-([.A90]/[.$B$3])/[.$E$6])*[.$F$10]" office:value-type="float" office:value="0.00074123861200638">
            <text:p>0</text:p>
          </table:table-cell>
          <table:table-cell/>
        </table:table-row>
        <table:table-row table:style-name="ro2">
          <table:table-cell office:value-type="float" office:value="780">
            <text:p>780</text:p>
          </table:table-cell>
          <table:table-cell table:formula="oooc:=EXP(-([.A91]/[.$B$3])/[.$E$6])*[.$B$10]" office:value-type="float" office:value="0.0179152211320772">
            <text:p>0,02</text:p>
          </table:table-cell>
          <table:table-cell table:formula="oooc:=EXP(-([.A91]/[.$B$3])/[.$E$6])*[.$C$10]" office:value-type="float" office:value="0.00801193045665308">
            <text:p>0,01</text:p>
          </table:table-cell>
          <table:table-cell table:formula="oooc:=EXP(-([.A91]/[.$B$3])/[.$E$6])*[.$D$10]" office:value-type="float" office:value="0.00358304422641544">
            <text:p>0</text:p>
          </table:table-cell>
          <table:table-cell table:formula="oooc:=EXP(-([.A91]/[.$B$3])/[.$E$6])*[.$E$10]" office:value-type="float" office:value="0.00160238609133062">
            <text:p>0</text:p>
          </table:table-cell>
          <table:table-cell table:formula="oooc:=EXP(-([.A91]/[.$B$3])/[.$E$6])*[.$F$10]" office:value-type="float" office:value="0.000716608845283089">
            <text:p>0</text:p>
          </table:table-cell>
          <table:table-cell/>
        </table:table-row>
        <table:table-row table:style-name="ro2">
          <table:table-cell office:value-type="float" office:value="790">
            <text:p>790</text:p>
          </table:table-cell>
          <table:table-cell table:formula="oooc:=EXP(-([.A92]/[.$B$3])/[.$E$6])*[.$B$10]" office:value-type="float" office:value="0.017319936819938">
            <text:p>0,02</text:p>
          </table:table-cell>
          <table:table-cell table:formula="oooc:=EXP(-([.A92]/[.$B$3])/[.$E$6])*[.$C$10]" office:value-type="float" office:value="0.00774571121907659">
            <text:p>0,01</text:p>
          </table:table-cell>
          <table:table-cell table:formula="oooc:=EXP(-([.A92]/[.$B$3])/[.$E$6])*[.$D$10]" office:value-type="float" office:value="0.0034639873639876">
            <text:p>0</text:p>
          </table:table-cell>
          <table:table-cell table:formula="oooc:=EXP(-([.A92]/[.$B$3])/[.$E$6])*[.$E$10]" office:value-type="float" office:value="0.00154914224381532">
            <text:p>0</text:p>
          </table:table-cell>
          <table:table-cell table:formula="oooc:=EXP(-([.A92]/[.$B$3])/[.$E$6])*[.$F$10]" office:value-type="float" office:value="0.000692797472797521">
            <text:p>0</text:p>
          </table:table-cell>
          <table:table-cell/>
        </table:table-row>
        <table:table-row table:style-name="ro2">
          <table:table-cell office:value-type="float" office:value="800">
            <text:p>800</text:p>
          </table:table-cell>
          <table:table-cell table:formula="oooc:=EXP(-([.A93]/[.$B$3])/[.$E$6])*[.$B$10]" office:value-type="float" office:value="0.0167444325266814">
            <text:p>0,02</text:p>
          </table:table-cell>
          <table:table-cell table:formula="oooc:=EXP(-([.A93]/[.$B$3])/[.$E$6])*[.$C$10]" office:value-type="float" office:value="0.00748833787486365">
            <text:p>0,01</text:p>
          </table:table-cell>
          <table:table-cell table:formula="oooc:=EXP(-([.A93]/[.$B$3])/[.$E$6])*[.$D$10]" office:value-type="float" office:value="0.00334888650533629">
            <text:p>0</text:p>
          </table:table-cell>
          <table:table-cell table:formula="oooc:=EXP(-([.A93]/[.$B$3])/[.$E$6])*[.$E$10]" office:value-type="float" office:value="0.00149766757497273">
            <text:p>0</text:p>
          </table:table-cell>
          <table:table-cell table:formula="oooc:=EXP(-([.A93]/[.$B$3])/[.$E$6])*[.$F$10]" office:value-type="float" office:value="0.000669777301067258">
            <text:p>0</text:p>
          </table:table-cell>
          <table:table-cell/>
        </table:table-row>
        <table:table-row table:style-name="ro2">
          <table:table-cell office:value-type="float" office:value="810">
            <text:p>810</text:p>
          </table:table-cell>
          <table:table-cell table:formula="oooc:=EXP(-([.A94]/[.$B$3])/[.$E$6])*[.$B$10]" office:value-type="float" office:value="0.0161880510047721">
            <text:p>0,02</text:p>
          </table:table-cell>
          <table:table-cell table:formula="oooc:=EXP(-([.A94]/[.$B$3])/[.$E$6])*[.$C$10]" office:value-type="float" office:value="0.00723951649398085">
            <text:p>0,01</text:p>
          </table:table-cell>
          <table:table-cell table:formula="oooc:=EXP(-([.A94]/[.$B$3])/[.$E$6])*[.$D$10]" office:value-type="float" office:value="0.00323761020095443">
            <text:p>0</text:p>
          </table:table-cell>
          <table:table-cell table:formula="oooc:=EXP(-([.A94]/[.$B$3])/[.$E$6])*[.$E$10]" office:value-type="float" office:value="0.00144790329879617">
            <text:p>0</text:p>
          </table:table-cell>
          <table:table-cell table:formula="oooc:=EXP(-([.A94]/[.$B$3])/[.$E$6])*[.$F$10]" office:value-type="float" office:value="0.000647522040190885">
            <text:p>0</text:p>
          </table:table-cell>
          <table:table-cell/>
        </table:table-row>
        <table:table-row table:style-name="ro2">
          <table:table-cell office:value-type="float" office:value="820">
            <text:p>820</text:p>
          </table:table-cell>
          <table:table-cell table:formula="oooc:=EXP(-([.A95]/[.$B$3])/[.$E$6])*[.$B$10]" office:value-type="float" office:value="0.0156501568455984">
            <text:p>0,02</text:p>
          </table:table-cell>
          <table:table-cell table:formula="oooc:=EXP(-([.A95]/[.$B$3])/[.$E$6])*[.$C$10]" office:value-type="float" office:value="0.00699896291305834">
            <text:p>0,01</text:p>
          </table:table-cell>
          <table:table-cell table:formula="oooc:=EXP(-([.A95]/[.$B$3])/[.$E$6])*[.$D$10]" office:value-type="float" office:value="0.00313003136911968">
            <text:p>0</text:p>
          </table:table-cell>
          <table:table-cell table:formula="oooc:=EXP(-([.A95]/[.$B$3])/[.$E$6])*[.$E$10]" office:value-type="float" office:value="0.00139979258261167">
            <text:p>0</text:p>
          </table:table-cell>
          <table:table-cell table:formula="oooc:=EXP(-([.A95]/[.$B$3])/[.$E$6])*[.$F$10]" office:value-type="float" office:value="0.000626006273823936">
            <text:p>0</text:p>
          </table:table-cell>
          <table:table-cell/>
        </table:table-row>
        <table:table-row table:style-name="ro2">
          <table:table-cell office:value-type="float" office:value="830">
            <text:p>830</text:p>
          </table:table-cell>
          <table:table-cell table:formula="oooc:=EXP(-([.A96]/[.$B$3])/[.$E$6])*[.$B$10]" office:value-type="float" office:value="0.0151301357538117">
            <text:p>0,02</text:p>
          </table:table-cell>
          <table:table-cell table:formula="oooc:=EXP(-([.A96]/[.$B$3])/[.$E$6])*[.$C$10]" office:value-type="float" office:value="0.0067664024108646">
            <text:p>0,01</text:p>
          </table:table-cell>
          <table:table-cell table:formula="oooc:=EXP(-([.A96]/[.$B$3])/[.$E$6])*[.$D$10]" office:value-type="float" office:value="0.00302602715076234">
            <text:p>0</text:p>
          </table:table-cell>
          <table:table-cell table:formula="oooc:=EXP(-([.A96]/[.$B$3])/[.$E$6])*[.$E$10]" office:value-type="float" office:value="0.00135328048217292">
            <text:p>0</text:p>
          </table:table-cell>
          <table:table-cell table:formula="oooc:=EXP(-([.A96]/[.$B$3])/[.$E$6])*[.$F$10]" office:value-type="float" office:value="0.000605205430152468">
            <text:p>0</text:p>
          </table:table-cell>
          <table:table-cell/>
        </table:table-row>
        <table:table-row table:style-name="ro2">
          <table:table-cell office:value-type="float" office:value="840">
            <text:p>840</text:p>
          </table:table-cell>
          <table:table-cell table:formula="oooc:=EXP(-([.A97]/[.$B$3])/[.$E$6])*[.$B$10]" office:value-type="float" office:value="0.0146273938457783">
            <text:p>0,01</text:p>
          </table:table-cell>
          <table:table-cell table:formula="oooc:=EXP(-([.A97]/[.$B$3])/[.$E$6])*[.$C$10]" office:value-type="float" office:value="0.00654156939456447">
            <text:p>0,01</text:p>
          </table:table-cell>
          <table:table-cell table:formula="oooc:=EXP(-([.A97]/[.$B$3])/[.$E$6])*[.$D$10]" office:value-type="float" office:value="0.00292547876915566">
            <text:p>0</text:p>
          </table:table-cell>
          <table:table-cell table:formula="oooc:=EXP(-([.A97]/[.$B$3])/[.$E$6])*[.$E$10]" office:value-type="float" office:value="0.0013083138789129">
            <text:p>0</text:p>
          </table:table-cell>
          <table:table-cell table:formula="oooc:=EXP(-([.A97]/[.$B$3])/[.$E$6])*[.$F$10]" office:value-type="float" office:value="0.000585095753831132">
            <text:p>0</text:p>
          </table:table-cell>
          <table:table-cell/>
        </table:table-row>
        <table:table-row table:style-name="ro2">
          <table:table-cell office:value-type="float" office:value="850">
            <text:p>850</text:p>
          </table:table-cell>
          <table:table-cell table:formula="oooc:=EXP(-([.A98]/[.$B$3])/[.$E$6])*[.$B$10]" office:value-type="float" office:value="0.0141413569713418">
            <text:p>0,01</text:p>
          </table:table-cell>
          <table:table-cell table:formula="oooc:=EXP(-([.A98]/[.$B$3])/[.$E$6])*[.$C$10]" office:value-type="float" office:value="0.00632420709640217">
            <text:p>0,01</text:p>
          </table:table-cell>
          <table:table-cell table:formula="oooc:=EXP(-([.A98]/[.$B$3])/[.$E$6])*[.$D$10]" office:value-type="float" office:value="0.00282827139426836">
            <text:p>0</text:p>
          </table:table-cell>
          <table:table-cell table:formula="oooc:=EXP(-([.A98]/[.$B$3])/[.$E$6])*[.$E$10]" office:value-type="float" office:value="0.00126484141928043">
            <text:p>0</text:p>
          </table:table-cell>
          <table:table-cell table:formula="oooc:=EXP(-([.A98]/[.$B$3])/[.$E$6])*[.$F$10]" office:value-type="float" office:value="0.000565654278853673">
            <text:p>0</text:p>
          </table:table-cell>
          <table:table-cell/>
        </table:table-row>
        <table:table-row table:style-name="ro2">
          <table:table-cell office:value-type="float" office:value="860">
            <text:p>860</text:p>
          </table:table-cell>
          <table:table-cell table:formula="oooc:=EXP(-([.A99]/[.$B$3])/[.$E$6])*[.$B$10]" office:value-type="float" office:value="0.0136714700581221">
            <text:p>0,01</text:p>
          </table:table-cell>
          <table:table-cell table:formula="oooc:=EXP(-([.A99]/[.$B$3])/[.$E$6])*[.$C$10]" office:value-type="float" office:value="0.00611406728046281">
            <text:p>0,01</text:p>
          </table:table-cell>
          <table:table-cell table:formula="oooc:=EXP(-([.A99]/[.$B$3])/[.$E$6])*[.$D$10]" office:value-type="float" office:value="0.00273429401162442">
            <text:p>0</text:p>
          </table:table-cell>
          <table:table-cell table:formula="oooc:=EXP(-([.A99]/[.$B$3])/[.$E$6])*[.$E$10]" office:value-type="float" office:value="0.00122281345609256">
            <text:p>0</text:p>
          </table:table-cell>
          <table:table-cell table:formula="oooc:=EXP(-([.A99]/[.$B$3])/[.$E$6])*[.$F$10]" office:value-type="float" office:value="0.000546858802324884">
            <text:p>0</text:p>
          </table:table-cell>
          <table:table-cell/>
        </table:table-row>
        <table:table-row table:style-name="ro2">
          <table:table-cell office:value-type="float" office:value="870">
            <text:p>870</text:p>
          </table:table-cell>
          <table:table-cell table:formula="oooc:=EXP(-([.A100]/[.$B$3])/[.$E$6])*[.$B$10]" office:value-type="float" office:value="0.0132171964776018">
            <text:p>0,01</text:p>
          </table:table-cell>
          <table:table-cell table:formula="oooc:=EXP(-([.A100]/[.$B$3])/[.$E$6])*[.$C$10]" office:value-type="float" office:value="0.0059109099591777">
            <text:p>0,01</text:p>
          </table:table-cell>
          <table:table-cell table:formula="oooc:=EXP(-([.A100]/[.$B$3])/[.$E$6])*[.$D$10]" office:value-type="float" office:value="0.00264343929552037">
            <text:p>0</text:p>
          </table:table-cell>
          <table:table-cell table:formula="oooc:=EXP(-([.A100]/[.$B$3])/[.$E$6])*[.$E$10]" office:value-type="float" office:value="0.00118218199183554">
            <text:p>0</text:p>
          </table:table-cell>
          <table:table-cell table:formula="oooc:=EXP(-([.A100]/[.$B$3])/[.$E$6])*[.$F$10]" office:value-type="float" office:value="0.000528687859104074">
            <text:p>0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1">11.08.2009</text:date>, <text:time>00:2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ick in der Au</meta:initial-creator>
    <meta:creation-date>2009-08-10T23:10:36</meta:creation-date>
    <dc:creator>Aick in der Au</dc:creator>
    <dc:date>2009-08-11T00:21:44</dc:date>
    <dc:language>de-DE</dc:language>
    <meta:editing-cycles>9</meta:editing-cycles>
    <meta:editing-duration>PT1H11M9S</meta:editing-duration>
    <meta:user-defined meta:name="Info 1"/>
    <meta:user-defined meta:name="Info 2"/>
    <meta:user-defined meta:name="Info 3"/>
    <meta:user-defined meta:name="Info 4"/>
    <meta:document-statistic meta:table-count="3" meta:cell-count="5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Arial" style:font-family-generic="swiss" style:font-pitch="variable" fo:font-size="12.1000003814697pt" style:font-family-asian="'Lucida Sans Unicode'" style:font-pitch-asian="variable" style:font-size-asian="12.1000003814697pt" style:font-family-complex="Tahoma" style:font-pitch-complex="variable" style:font-size-complex="12.1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.1000003814697pt" style:font-family-asian="'Lucida Sans Unicode'" style:font-pitch-asian="variable" style:font-size-asian="14.1000003814697pt" style:font-family-complex="Tahoma" style:font-pitch-complex="variable" style:font-size-complex="14.1000003814697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8.2000007629395pt" style:font-family-asian="'Lucida Sans Unicode'" style:font-pitch-asian="variable" style:font-size-asian="18.2000007629395pt" style:font-family-complex="Tahoma" style:font-pitch-complex="variable" style:font-size-complex="18.2000007629395pt"/>
    </style:style>
    <style:style style:name="ch6" style:family="chart">
      <style:graphic-properties draw:stroke="none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.1000003814697pt" style:font-family-asian="'Lucida Sans Unicode'" style:font-pitch-asian="variable" style:font-size-asian="14.1000003814697pt" style:font-family-complex="Tahoma" style:font-pitch-complex="variable" style:font-size-complex="14.1000003814697pt"/>
    </style:style>
    <style:style style:name="ch8" style:family="chart">
      <style:graphic-properties svg:stroke-width="0.1cm" svg:stroke-color="#00ff00" draw:marker-start-width="0.35cm" draw:marker-end-width="0.35cm" draw:fill-color="#9999ff"/>
      <style:text-properties fo:font-family="Arial" style:font-family-generic="swiss" style:font-pitch="variable" fo:font-size="12.1000003814697pt" style:font-family-asian="'Lucida Sans Unicode'" style:font-pitch-asian="variable" style:font-size-asian="12.1000003814697pt" style:font-family-complex="Tahoma" style:font-pitch-complex="variable" style:font-size-complex="12.1000003814697pt"/>
    </style:style>
    <style:style style:name="ch9" style:family="chart">
      <style:graphic-properties draw:stroke="solid" svg:stroke-width="0.1cm" svg:stroke-color="#0066cc" draw:marker-start-width="0.35cm" draw:marker-end-width="0.35cm" draw:fill-color="#993366"/>
      <style:text-properties fo:font-family="Arial" style:font-family-generic="swiss" style:font-pitch="variable" fo:font-size="12.1000003814697pt" style:font-family-asian="'Lucida Sans Unicode'" style:font-pitch-asian="variable" style:font-size-asian="12.1000003814697pt" style:font-family-complex="Tahoma" style:font-pitch-complex="variable" style:font-size-complex="12.1000003814697pt"/>
    </style:style>
    <style:style style:name="ch10" style:family="chart">
      <style:graphic-properties draw:stroke="solid" svg:stroke-width="0.1cm" svg:stroke-color="#00ffff" draw:marker-start-width="0.35cm" draw:marker-end-width="0.35cm" draw:fill-color="#ffffcc"/>
      <style:text-properties fo:font-family="Arial" style:font-family-generic="swiss" style:font-pitch="variable" fo:font-size="12.1000003814697pt" style:font-family-asian="'Lucida Sans Unicode'" style:font-pitch-asian="variable" style:font-size-asian="12.1000003814697pt" style:font-family-complex="Tahoma" style:font-pitch-complex="variable" style:font-size-complex="12.1000003814697pt"/>
    </style:style>
    <style:style style:name="ch11" style:family="chart">
      <style:graphic-properties draw:stroke="solid" svg:stroke-width="0.1cm" svg:stroke-color="#ffc30a" draw:marker-start-width="0.35cm" draw:marker-end-width="0.35cm" draw:fill-color="#ccffff"/>
      <style:text-properties fo:font-family="Arial" style:font-family-generic="swiss" style:font-pitch="variable" fo:font-size="12.1000003814697pt" style:font-family-asian="'Lucida Sans Unicode'" style:font-pitch-asian="variable" style:font-size-asian="12.1000003814697pt" style:font-family-complex="Tahoma" style:font-pitch-complex="variable" style:font-size-complex="12.1000003814697pt"/>
    </style:style>
    <style:style style:name="ch12" style:family="chart">
      <style:graphic-properties draw:stroke="solid" svg:stroke-width="0.1cm" svg:stroke-color="#660066" draw:marker-start-width="0.35cm" draw:marker-end-width="0.35cm" draw:fill-color="#660066"/>
      <style:text-properties fo:font-family="Arial" style:font-family-generic="swiss" style:font-pitch="variable" fo:font-size="12.1000003814697pt" style:font-family-asian="'Lucida Sans Unicode'" style:font-pitch-asian="variable" style:font-size-asian="12.1000003814697pt" style:font-family-complex="Tahoma" style:font-pitch-complex="variable" style:font-size-complex="12.1000003814697pt"/>
    </style:style>
    <style:style style:name="ch13" style:family="chart">
      <style:graphic-properties draw:stroke="none" draw:fill="solid" draw:fill-color="#d9d9d9" draw:opacity="50%" draw:fill-image-width="0cm" draw:fill-image-height="0cm"/>
    </style:style>
    <style:style style:name="ch14" style:family="chart">
      <style:graphic-properties draw:stroke="none" draw:fill-color="#999999"/>
    </style:style>
  </office:automatic-styles>
  <office:body>
    <office:chart>
      <chart:chart svg:width="28.777cm" svg:height="14.315cm" chart:class="chart:line" chart:style-name="ch1">
        <chart:legend chart:legend-position="end" svg:x="25.664cm" svg:y="5.536cm" chart:style-name="ch2"/>
        <chart:plot-area chart:style-name="ch3" table:cell-range-address="Sheet1.$A$12:.$F$100" chart:data-source-has-labels="both" chart:table-number-list="0" svg:x="0.574cm" svg:y="0.534cm" svg:width="23.943cm" svg:height="13.495cm">
          <chart:axis chart:dimension="x" chart:name="primary-x" chart:style-name="ch4">
            <chart:title svg:x="11.393cm" svg:y="13.315cm" chart:style-name="ch5">
              <text:p>distance in cells</text:p>
            </chart:title>
            <chart:categories table:cell-range-address="local-table.A2:.A89"/>
            <chart:grid chart:style-name="ch6" chart:class="major"/>
          </chart:axis>
          <chart:axis chart:dimension="y" chart:name="primary-y" chart:style-name="ch7">
            <chart:title svg:x="0.574cm" svg:y="7.719cm" chart:style-name="ch5">
              <text:p>NW adaption</text:p>
            </chart:title>
          </chart:axis>
          <chart:series chart:style-name="ch8">
            <chart:data-point chart:repeated="88"/>
          </chart:series>
          <chart:series chart:style-name="ch9">
            <chart:data-point chart:repeated="88"/>
          </chart:series>
          <chart:series chart:style-name="ch10">
            <chart:data-point chart:repeated="88"/>
          </chart:series>
          <chart:series chart:style-name="ch11">
            <chart:data-point chart:repeated="88"/>
          </chart:series>
          <chart:series chart:style-name="ch12">
            <chart:data-point chart:repeated="8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F 0</text:p>
              </table:table-cell>
              <table:table-cell office:value-type="string">
                <text:p>NBF 25</text:p>
              </table:table-cell>
              <table:table-cell office:value-type="string">
                <text:p>NBF 50</text:p>
              </table:table-cell>
              <table:table-cell office:value-type="string">
                <text:p>NBF 75</text:p>
              </table:table-cell>
              <table:table-cell office:value-type="string">
                <text:p>NBF 1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111803398874989">
                <text:p>0.111803398874989</text:p>
              </table:table-cell>
              <table:table-cell office:value-type="float" office:value="0.05">
                <text:p>0.05</text:p>
              </table:table-cell>
              <table:table-cell office:value-type="float" office:value="0.0223606797749979">
                <text:p>0.02236067977499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1693037058396">
                <text:p>0.241693037058396</text:p>
              </table:table-cell>
              <table:table-cell office:value-type="float" office:value="0.10808841211019">
                <text:p>0.10808841211019</text:p>
              </table:table-cell>
              <table:table-cell office:value-type="float" office:value="0.0483386074116792">
                <text:p>0.0483386074116792</text:p>
              </table:table-cell>
              <table:table-cell office:value-type="float" office:value="0.021617682422038">
                <text:p>0.021617682422038</text:p>
              </table:table-cell>
              <table:table-cell office:value-type="float" office:value="0.00966772148233585">
                <text:p>0.009667721482335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3662096650045">
                <text:p>0.233662096650045</text:p>
              </table:table-cell>
              <table:table-cell office:value-type="float" office:value="0.104496866374925">
                <text:p>0.104496866374925</text:p>
              </table:table-cell>
              <table:table-cell office:value-type="float" office:value="0.046732419330009">
                <text:p>0.046732419330009</text:p>
              </table:table-cell>
              <table:table-cell office:value-type="float" office:value="0.0208993732749851">
                <text:p>0.0208993732749851</text:p>
              </table:table-cell>
              <table:table-cell office:value-type="float" office:value="0.00934648386600181">
                <text:p>0.00934648386600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5898007139128">
                <text:p>0.225898007139128</text:p>
              </table:table-cell>
              <table:table-cell office:value-type="float" office:value="0.101024659988964">
                <text:p>0.101024659988964</text:p>
              </table:table-cell>
              <table:table-cell office:value-type="float" office:value="0.0451796014278255">
                <text:p>0.0451796014278255</text:p>
              </table:table-cell>
              <table:table-cell office:value-type="float" office:value="0.0202049319977929">
                <text:p>0.0202049319977929</text:p>
              </table:table-cell>
              <table:table-cell office:value-type="float" office:value="0.00903592028556511">
                <text:p>0.009035920285565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839190164358">
                <text:p>0.21839190164358</text:p>
              </table:table-cell>
              <table:table-cell office:value-type="float" office:value="0.0976678275620986">
                <text:p>0.0976678275620986</text:p>
              </table:table-cell>
              <table:table-cell office:value-type="float" office:value="0.043678380328716">
                <text:p>0.043678380328716</text:p>
              </table:table-cell>
              <table:table-cell office:value-type="float" office:value="0.0195335655124197">
                <text:p>0.0195335655124197</text:p>
              </table:table-cell>
              <table:table-cell office:value-type="float" office:value="0.00873567606574321">
                <text:p>0.008735676065743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1135207908782">
                <text:p>0.211135207908782</text:p>
              </table:table-cell>
              <table:table-cell office:value-type="float" office:value="0.0944225354655174">
                <text:p>0.0944225354655174</text:p>
              </table:table-cell>
              <table:table-cell office:value-type="float" office:value="0.0422270415817563">
                <text:p>0.0422270415817563</text:p>
              </table:table-cell>
              <table:table-cell office:value-type="float" office:value="0.0188845070931035">
                <text:p>0.0188845070931035</text:p>
              </table:table-cell>
              <table:table-cell office:value-type="float" office:value="0.00844540831635127">
                <text:p>0.008445408316351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04119638517717">
                <text:p>0.204119638517717</text:p>
              </table:table-cell>
              <table:table-cell office:value-type="float" office:value="0.0912850774536601">
                <text:p>0.0912850774536601</text:p>
              </table:table-cell>
              <table:table-cell office:value-type="float" office:value="0.0408239277035435">
                <text:p>0.0408239277035435</text:p>
              </table:table-cell>
              <table:table-cell office:value-type="float" office:value="0.018257015490732">
                <text:p>0.018257015490732</text:p>
              </table:table-cell>
              <table:table-cell office:value-type="float" office:value="0.0081647855407087">
                <text:p>0.0081647855407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97337181426437">
                <text:p>0.197337181426437</text:p>
              </table:table-cell>
              <table:table-cell office:value-type="float" office:value="0.0882518704315442">
                <text:p>0.0882518704315442</text:p>
              </table:table-cell>
              <table:table-cell office:value-type="float" office:value="0.0394674362852873">
                <text:p>0.0394674362852873</text:p>
              </table:table-cell>
              <table:table-cell office:value-type="float" office:value="0.0176503740863088">
                <text:p>0.0176503740863088</text:p>
              </table:table-cell>
              <table:table-cell office:value-type="float" office:value="0.00789348725705746">
                <text:p>0.007893487257057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0780090813997">
                <text:p>0.190780090813997</text:p>
              </table:table-cell>
              <table:table-cell office:value-type="float" office:value="0.085319450362736">
                <text:p>0.085319450362736</text:p>
              </table:table-cell>
              <table:table-cell office:value-type="float" office:value="0.0381560181627993">
                <text:p>0.0381560181627993</text:p>
              </table:table-cell>
              <table:table-cell office:value-type="float" office:value="0.0170638900725472">
                <text:p>0.0170638900725472</text:p>
              </table:table-cell>
              <table:table-cell office:value-type="float" office:value="0.00763120363255987">
                <text:p>0.007631203632559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84440878236446">
                <text:p>0.184440878236446</text:p>
              </table:table-cell>
              <table:table-cell office:value-type="float" office:value="0.082484468313291">
                <text:p>0.082484468313291</text:p>
              </table:table-cell>
              <table:table-cell office:value-type="float" office:value="0.0368881756472892">
                <text:p>0.0368881756472892</text:p>
              </table:table-cell>
              <table:table-cell office:value-type="float" office:value="0.0164968936626582">
                <text:p>0.0164968936626582</text:p>
              </table:table-cell>
              <table:table-cell office:value-type="float" office:value="0.00737763512945784">
                <text:p>0.007377635129457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78312304074738">
                <text:p>0.178312304074738</text:p>
              </table:table-cell>
              <table:table-cell office:value-type="float" office:value="0.0797436866271454">
                <text:p>0.0797436866271454</text:p>
              </table:table-cell>
              <table:table-cell office:value-type="float" office:value="0.0356624608149476">
                <text:p>0.0356624608149476</text:p>
              </table:table-cell>
              <table:table-cell office:value-type="float" office:value="0.0159487373254291">
                <text:p>0.0159487373254291</text:p>
              </table:table-cell>
              <table:table-cell office:value-type="float" office:value="0.00713249216298952">
                <text:p>0.007132492162989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72387369266815">
                <text:p>0.172387369266815</text:p>
              </table:table-cell>
              <table:table-cell office:value-type="float" office:value="0.0770939752285911">
                <text:p>0.0770939752285911</text:p>
              </table:table-cell>
              <table:table-cell office:value-type="float" office:value="0.0344774738533629">
                <text:p>0.0344774738533629</text:p>
              </table:table-cell>
              <table:table-cell office:value-type="float" office:value="0.0154187950457182">
                <text:p>0.0154187950457182</text:p>
              </table:table-cell>
              <table:table-cell office:value-type="float" office:value="0.00689549477067258">
                <text:p>0.006895494770672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6659307314415">
                <text:p>0.166659307314415</text:p>
              </table:table-cell>
              <table:table-cell office:value-type="float" office:value="0.0745323080476118">
                <text:p>0.0745323080476118</text:p>
              </table:table-cell>
              <table:table-cell office:value-type="float" office:value="0.0333318614628829">
                <text:p>0.0333318614628829</text:p>
              </table:table-cell>
              <table:table-cell office:value-type="float" office:value="0.0149064616095224">
                <text:p>0.0149064616095224</text:p>
              </table:table-cell>
              <table:table-cell office:value-type="float" office:value="0.00666637229257659">
                <text:p>0.006666372292576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1121576555478">
                <text:p>0.161121576555478</text:p>
              </table:table-cell>
              <table:table-cell office:value-type="float" office:value="0.072055759563997">
                <text:p>0.072055759563997</text:p>
              </table:table-cell>
              <table:table-cell office:value-type="float" office:value="0.0322243153110956">
                <text:p>0.0322243153110956</text:p>
              </table:table-cell>
              <table:table-cell office:value-type="float" office:value="0.0144111519127994">
                <text:p>0.0144111519127994</text:p>
              </table:table-cell>
              <table:table-cell office:value-type="float" office:value="0.00644486306221911">
                <text:p>0.006444863062219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55767852693321">
                <text:p>0.155767852693321</text:p>
              </table:table-cell>
              <table:table-cell office:value-type="float" office:value="0.069661501466288">
                <text:p>0.069661501466288</text:p>
              </table:table-cell>
              <table:table-cell office:value-type="float" office:value="0.0311535705386643">
                <text:p>0.0311535705386643</text:p>
              </table:table-cell>
              <table:table-cell office:value-type="float" office:value="0.0139323002932576">
                <text:p>0.0139323002932576</text:p>
              </table:table-cell>
              <table:table-cell office:value-type="float" office:value="0.00623071410773285">
                <text:p>0.006230714107732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0592021574055">
                <text:p>0.150592021574055</text:p>
              </table:table-cell>
              <table:table-cell office:value-type="float" office:value="0.0673467994217403">
                <text:p>0.0673467994217403</text:p>
              </table:table-cell>
              <table:table-cell office:value-type="float" office:value="0.030118404314811">
                <text:p>0.030118404314811</text:p>
              </table:table-cell>
              <table:table-cell office:value-type="float" office:value="0.0134693598843481">
                <text:p>0.0134693598843481</text:p>
              </table:table-cell>
              <table:table-cell office:value-type="float" office:value="0.00602368086296219">
                <text:p>0.006023680862962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45588172203987">
                <text:p>0.145588172203987</text:p>
              </table:table-cell>
              <table:table-cell office:value-type="float" office:value="0.0651090099536122">
                <text:p>0.0651090099536122</text:p>
              </table:table-cell>
              <table:table-cell office:value-type="float" office:value="0.0291176344407975">
                <text:p>0.0291176344407975</text:p>
              </table:table-cell>
              <table:table-cell office:value-type="float" office:value="0.0130218019907224">
                <text:p>0.0130218019907224</text:p>
              </table:table-cell>
              <table:table-cell office:value-type="float" office:value="0.00582352688815949">
                <text:p>0.005823526888159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4075058999905">
                <text:p>0.14075058999905</text:p>
              </table:table-cell>
              <table:table-cell office:value-type="float" office:value="0.0629455774222155">
                <text:p>0.0629455774222155</text:p>
              </table:table-cell>
              <table:table-cell office:value-type="float" office:value="0.02815011799981">
                <text:p>0.02815011799981</text:p>
              </table:table-cell>
              <table:table-cell office:value-type="float" office:value="0.0125891154844431">
                <text:p>0.0125891154844431</text:p>
              </table:table-cell>
              <table:table-cell office:value-type="float" office:value="0.005630023599962">
                <text:p>0.0056300235999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36073750258526">
                <text:p>0.136073750258526</text:p>
              </table:table-cell>
              <table:table-cell office:value-type="float" office:value="0.0608540311062788">
                <text:p>0.0608540311062788</text:p>
              </table:table-cell>
              <table:table-cell office:value-type="float" office:value="0.0272147500517052">
                <text:p>0.0272147500517052</text:p>
              </table:table-cell>
              <table:table-cell office:value-type="float" office:value="0.0121708062212558">
                <text:p>0.0121708062212558</text:p>
              </table:table-cell>
              <table:table-cell office:value-type="float" office:value="0.00544295001034104">
                <text:p>0.005442950010341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1552311855636">
                <text:p>0.131552311855636</text:p>
              </table:table-cell>
              <table:table-cell office:value-type="float" office:value="0.0588319823812905">
                <text:p>0.0588319823812905</text:p>
              </table:table-cell>
              <table:table-cell office:value-type="float" office:value="0.0263104623711271">
                <text:p>0.0263104623711271</text:p>
              </table:table-cell>
              <table:table-cell office:value-type="float" office:value="0.0117663964762581">
                <text:p>0.0117663964762581</text:p>
              </table:table-cell>
              <table:table-cell office:value-type="float" office:value="0.00526209247422542">
                <text:p>0.005262092474225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27181111137767">
                <text:p>0.127181111137767</text:p>
              </table:table-cell>
              <table:table-cell office:value-type="float" office:value="0.0568771219916006">
                <text:p>0.0568771219916006</text:p>
              </table:table-cell>
              <table:table-cell office:value-type="float" office:value="0.0254362222275535">
                <text:p>0.0254362222275535</text:p>
              </table:table-cell>
              <table:table-cell office:value-type="float" office:value="0.0113754243983201">
                <text:p>0.0113754243983201</text:p>
              </table:table-cell>
              <table:table-cell office:value-type="float" office:value="0.00508724444551069">
                <text:p>0.005087244445510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22955156029394">
                <text:p>0.122955156029394</text:p>
              </table:table-cell>
              <table:table-cell office:value-type="float" office:value="0.0549872174131634">
                <text:p>0.0549872174131634</text:p>
              </table:table-cell>
              <table:table-cell office:value-type="float" office:value="0.0245910312058787">
                <text:p>0.0245910312058787</text:p>
              </table:table-cell>
              <table:table-cell office:value-type="float" office:value="0.0109974434826327">
                <text:p>0.0109974434826327</text:p>
              </table:table-cell>
              <table:table-cell office:value-type="float" office:value="0.00491820624117574">
                <text:p>0.004918206241175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18869620330932">
                <text:p>0.118869620330932</text:p>
              </table:table-cell>
              <table:table-cell office:value-type="float" office:value="0.0531601103039112">
                <text:p>0.0531601103039112</text:p>
              </table:table-cell>
              <table:table-cell office:value-type="float" office:value="0.0237739240661865">
                <text:p>0.0237739240661865</text:p>
              </table:table-cell>
              <table:table-cell office:value-type="float" office:value="0.0106320220607822">
                <text:p>0.0106320220607822</text:p>
              </table:table-cell>
              <table:table-cell office:value-type="float" office:value="0.0047547848132373">
                <text:p>0.00475478481323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14919838207046">
                <text:p>0.114919838207046</text:p>
              </table:table-cell>
              <table:table-cell office:value-type="float" office:value="0.0513937140388465">
                <text:p>0.0513937140388465</text:p>
              </table:table-cell>
              <table:table-cell office:value-type="float" office:value="0.0229839676414092">
                <text:p>0.0229839676414092</text:p>
              </table:table-cell>
              <table:table-cell office:value-type="float" office:value="0.0102787428077693">
                <text:p>0.0102787428077693</text:p>
              </table:table-cell>
              <table:table-cell office:value-type="float" office:value="0.00459679352828185">
                <text:p>0.004596793528281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11101298858082">
                <text:p>0.111101298858082</text:p>
              </table:table-cell>
              <table:table-cell office:value-type="float" office:value="0.0496860113270382">
                <text:p>0.0496860113270382</text:p>
              </table:table-cell>
              <table:table-cell office:value-type="float" office:value="0.0222202597716164">
                <text:p>0.0222202597716164</text:p>
              </table:table-cell>
              <table:table-cell office:value-type="float" office:value="0.00993720226540765">
                <text:p>0.00993720226540765</text:p>
              </table:table-cell>
              <table:table-cell office:value-type="float" office:value="0.00444405195432328">
                <text:p>0.004444051954323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07409641368569">
                <text:p>0.107409641368569</text:p>
              </table:table-cell>
              <table:table-cell office:value-type="float" office:value="0.048035051907799">
                <text:p>0.048035051907799</text:p>
              </table:table-cell>
              <table:table-cell office:value-type="float" office:value="0.0214819282737139">
                <text:p>0.0214819282737139</text:p>
              </table:table-cell>
              <table:table-cell office:value-type="float" office:value="0.00960701038155979">
                <text:p>0.00960701038155979</text:p>
              </table:table-cell>
              <table:table-cell office:value-type="float" office:value="0.00429638565474278">
                <text:p>0.004296385654742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03840649726891">
                <text:p>0.103840649726891</text:p>
              </table:table-cell>
              <table:table-cell office:value-type="float" office:value="0.0464389503234146">
                <text:p>0.0464389503234146</text:p>
              </table:table-cell>
              <table:table-cell office:value-type="float" office:value="0.0207681299453782">
                <text:p>0.0207681299453782</text:p>
              </table:table-cell>
              <table:table-cell office:value-type="float" office:value="0.00928779006468291">
                <text:p>0.00928779006468291</text:p>
              </table:table-cell>
              <table:table-cell office:value-type="float" office:value="0.00415362598907563">
                <text:p>0.004153625989075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00390248010437">
                <text:p>0.100390248010437</text:p>
              </table:table-cell>
              <table:table-cell office:value-type="float" office:value="0.0448958837658802">
                <text:p>0.0448958837658802</text:p>
              </table:table-cell>
              <table:table-cell office:value-type="float" office:value="0.0200780496020875">
                <text:p>0.0200780496020875</text:p>
              </table:table-cell>
              <table:table-cell office:value-type="float" office:value="0.00897917675317605">
                <text:p>0.00897917675317605</text:p>
              </table:table-cell>
              <table:table-cell office:value-type="float" office:value="0.0040156099204175">
                <text:p>0.00401560992041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97054495730753">
                <text:p>0.097054495730753</text:p>
              </table:table-cell>
              <table:table-cell office:value-type="float" office:value="0.0434040899951854">
                <text:p>0.0434040899951854</text:p>
              </table:table-cell>
              <table:table-cell office:value-type="float" office:value="0.0194108991461506">
                <text:p>0.0194108991461506</text:p>
              </table:table-cell>
              <table:table-cell office:value-type="float" office:value="0.00868081799903707">
                <text:p>0.00868081799903707</text:p>
              </table:table-cell>
              <table:table-cell office:value-type="float" office:value="0.00388217982923012">
                <text:p>0.003882179829230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938295833333474">
                <text:p>0.0938295833333474</text:p>
              </table:table-cell>
              <table:table-cell office:value-type="float" office:value="0.0419618653267692">
                <text:p>0.0419618653267692</text:p>
              </table:table-cell>
              <table:table-cell office:value-type="float" office:value="0.0187659166666695">
                <text:p>0.0187659166666695</text:p>
              </table:table-cell>
              <table:table-cell office:value-type="float" office:value="0.00839237306535384">
                <text:p>0.00839237306535384</text:p>
              </table:table-cell>
              <table:table-cell office:value-type="float" office:value="0.00375318333333389">
                <text:p>0.003753183333333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907118278470424">
                <text:p>0.0907118278470424</text:p>
              </table:table-cell>
              <table:table-cell office:value-type="float" office:value="0.040567562685849">
                <text:p>0.040567562685849</text:p>
              </table:table-cell>
              <table:table-cell office:value-type="float" office:value="0.0181423655694085">
                <text:p>0.0181423655694085</text:p>
              </table:table-cell>
              <table:table-cell office:value-type="float" office:value="0.00811351253716981">
                <text:p>0.00811351253716981</text:p>
              </table:table-cell>
              <table:table-cell office:value-type="float" office:value="0.0036284731138817">
                <text:p>0.00362847311388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876976686778803">
                <text:p>0.0876976686778803</text:p>
              </table:table-cell>
              <table:table-cell office:value-type="float" office:value="0.0392195897263989">
                <text:p>0.0392195897263989</text:p>
              </table:table-cell>
              <table:table-cell office:value-type="float" office:value="0.0175395337355761">
                <text:p>0.0175395337355761</text:p>
              </table:table-cell>
              <table:table-cell office:value-type="float" office:value="0.00784391794527978">
                <text:p>0.00784391794527978</text:p>
              </table:table-cell>
              <table:table-cell office:value-type="float" office:value="0.00350790674711521">
                <text:p>0.003507906747115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847836635427915">
                <text:p>0.0847836635427915</text:p>
              </table:table-cell>
              <table:table-cell office:value-type="float" office:value="0.0379164070126305">
                <text:p>0.0379164070126305</text:p>
              </table:table-cell>
              <table:table-cell office:value-type="float" office:value="0.0169567327085583">
                <text:p>0.0169567327085583</text:p>
              </table:table-cell>
              <table:table-cell office:value-type="float" office:value="0.0075832814025261">
                <text:p>0.0075832814025261</text:p>
              </table:table-cell>
              <table:table-cell office:value-type="float" office:value="0.00339134654171166">
                <text:p>0.003391346541711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81966484538378">
                <text:p>0.081966484538378</text:p>
              </table:table-cell>
              <table:table-cell office:value-type="float" office:value="0.0366565262608997">
                <text:p>0.0366565262608997</text:p>
              </table:table-cell>
              <table:table-cell office:value-type="float" office:value="0.0163932969076756">
                <text:p>0.0163932969076756</text:p>
              </table:table-cell>
              <table:table-cell office:value-type="float" office:value="0.00733130525217995">
                <text:p>0.00733130525217995</text:p>
              </table:table-cell>
              <table:table-cell office:value-type="float" office:value="0.00327865938153512">
                <text:p>0.003278659381535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792429143403226">
                <text:p>0.0792429143403226</text:p>
              </table:table-cell>
              <table:table-cell office:value-type="float" office:value="0.0354385086400309">
                <text:p>0.0354385086400309</text:p>
              </table:table-cell>
              <table:table-cell office:value-type="float" office:value="0.0158485828680645">
                <text:p>0.0158485828680645</text:p>
              </table:table-cell>
              <table:table-cell office:value-type="float" office:value="0.00708770172800617">
                <text:p>0.00708770172800617</text:p>
              </table:table-cell>
              <table:table-cell office:value-type="float" office:value="0.00316971657361291">
                <text:p>0.003169716573612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766098425290836">
                <text:p>0.0766098425290836</text:p>
              </table:table-cell>
              <table:table-cell office:value-type="float" office:value="0.0342609631281171">
                <text:p>0.0342609631281171</text:p>
              </table:table-cell>
              <table:table-cell office:value-type="float" office:value="0.0153219685058167">
                <text:p>0.0153219685058167</text:p>
              </table:table-cell>
              <table:table-cell office:value-type="float" office:value="0.00685219262562342">
                <text:p>0.00685219262562342</text:p>
              </table:table-cell>
              <table:table-cell office:value-type="float" office:value="0.00306439370116335">
                <text:p>0.003064393701163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740642620376789">
                <text:p>0.0740642620376789</text:p>
              </table:table-cell>
              <table:table-cell office:value-type="float" office:value="0.0331225449239214">
                <text:p>0.0331225449239214</text:p>
              </table:table-cell>
              <table:table-cell office:value-type="float" office:value="0.0148128524075358">
                <text:p>0.0148128524075358</text:p>
              </table:table-cell>
              <table:table-cell office:value-type="float" office:value="0.00662450898478428">
                <text:p>0.00662450898478428</text:p>
              </table:table-cell>
              <table:table-cell office:value-type="float" office:value="0.00296257048150715">
                <text:p>0.002962570481507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716032657175019">
                <text:p>0.0716032657175019</text:p>
              </table:table-cell>
              <table:table-cell office:value-type="float" office:value="0.0320219539110629">
                <text:p>0.0320219539110629</text:p>
              </table:table-cell>
              <table:table-cell office:value-type="float" office:value="0.0143206531435004">
                <text:p>0.0143206531435004</text:p>
              </table:table-cell>
              <table:table-cell office:value-type="float" office:value="0.00640439078221258">
                <text:p>0.00640439078221258</text:p>
              </table:table-cell>
              <table:table-cell office:value-type="float" office:value="0.00286413062870008">
                <text:p>0.002864130628700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692240430182495">
                <text:p>0.0692240430182495</text:p>
              </table:table-cell>
              <table:table-cell office:value-type="float" office:value="0.0309579331732351">
                <text:p>0.0309579331732351</text:p>
              </table:table-cell>
              <table:table-cell office:value-type="float" office:value="0.0138448086036499">
                <text:p>0.0138448086036499</text:p>
              </table:table-cell>
              <table:table-cell office:value-type="float" office:value="0.00619158663464703">
                <text:p>0.00619158663464703</text:p>
              </table:table-cell>
              <table:table-cell office:value-type="float" office:value="0.00276896172072998">
                <text:p>0.002768961720729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669238767781672">
                <text:p>0.0669238767781672</text:p>
              </table:table-cell>
              <table:table-cell office:value-type="float" office:value="0.0299292675587603">
                <text:p>0.0299292675587603</text:p>
              </table:table-cell>
              <table:table-cell office:value-type="float" office:value="0.0133847753556334">
                <text:p>0.0133847753556334</text:p>
              </table:table-cell>
              <table:table-cell office:value-type="float" office:value="0.00598585351175206">
                <text:p>0.00598585351175206</text:p>
              </table:table-cell>
              <table:table-cell office:value-type="float" office:value="0.00267695507112669">
                <text:p>0.002676955071126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647001401209484">
                <text:p>0.0647001401209484</text:p>
              </table:table-cell>
              <table:table-cell office:value-type="float" office:value="0.0289347822928404">
                <text:p>0.0289347822928404</text:p>
              </table:table-cell>
              <table:table-cell office:value-type="float" office:value="0.0129400280241897">
                <text:p>0.0129400280241897</text:p>
              </table:table-cell>
              <table:table-cell office:value-type="float" office:value="0.00578695645856809">
                <text:p>0.00578695645856809</text:p>
              </table:table-cell>
              <table:table-cell office:value-type="float" office:value="0.00258800560483794">
                <text:p>0.002588005604837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625502934557433">
                <text:p>0.0625502934557433</text:p>
              </table:table-cell>
              <table:table-cell office:value-type="float" office:value="0.0279733416359204">
                <text:p>0.0279733416359204</text:p>
              </table:table-cell>
              <table:table-cell office:value-type="float" office:value="0.0125100586911487">
                <text:p>0.0125100586911487</text:p>
              </table:table-cell>
              <table:table-cell office:value-type="float" office:value="0.00559466832718409">
                <text:p>0.00559466832718409</text:p>
              </table:table-cell>
              <table:table-cell office:value-type="float" office:value="0.00250201173822973">
                <text:p>0.002502011738229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604718815768501">
                <text:p>0.0604718815768501</text:p>
              </table:table-cell>
              <table:table-cell office:value-type="float" office:value="0.0270438475866308">
                <text:p>0.0270438475866308</text:p>
              </table:table-cell>
              <table:table-cell office:value-type="float" office:value="0.01209437631537">
                <text:p>0.01209437631537</text:p>
              </table:table-cell>
              <table:table-cell office:value-type="float" office:value="0.00540876951732616">
                <text:p>0.00540876951732616</text:p>
              </table:table-cell>
              <table:table-cell office:value-type="float" office:value="0.002418875263074">
                <text:p>0.0024188752630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584625308597783">
                <text:p>0.0584625308597783</text:p>
              </table:table-cell>
              <table:table-cell office:value-type="float" office:value="0.0261452386278287">
                <text:p>0.0261452386278287</text:p>
              </table:table-cell>
              <table:table-cell office:value-type="float" office:value="0.0116925061719557">
                <text:p>0.0116925061719557</text:p>
              </table:table-cell>
              <table:table-cell office:value-type="float" office:value="0.00522904772556574">
                <text:p>0.00522904772556574</text:p>
              </table:table-cell>
              <table:table-cell office:value-type="float" office:value="0.00233850123439113">
                <text:p>0.002338501234391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565199465504801">
                <text:p>0.0565199465504801</text:p>
              </table:table-cell>
              <table:table-cell office:value-type="float" office:value="0.0252764885143056">
                <text:p>0.0252764885143056</text:p>
              </table:table-cell>
              <table:table-cell office:value-type="float" office:value="0.011303989310096">
                <text:p>0.011303989310096</text:p>
              </table:table-cell>
              <table:table-cell office:value-type="float" office:value="0.00505529770286113">
                <text:p>0.00505529770286113</text:p>
              </table:table-cell>
              <table:table-cell office:value-type="float" office:value="0.0022607978620192">
                <text:p>0.00226079786201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54641910144655">
                <text:p>0.054641910144655</text:p>
              </table:table-cell>
              <table:table-cell office:value-type="float" office:value="0.0244366051007768">
                <text:p>0.0244366051007768</text:p>
              </table:table-cell>
              <table:table-cell office:value-type="float" office:value="0.010928382028931">
                <text:p>0.010928382028931</text:p>
              </table:table-cell>
              <table:table-cell office:value-type="float" office:value="0.00488732102015536">
                <text:p>0.00488732102015536</text:p>
              </table:table-cell>
              <table:table-cell office:value-type="float" office:value="0.0021856764057862">
                <text:p>0.00218567640578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528262768541347">
                <text:p>0.0528262768541347</text:p>
              </table:table-cell>
              <table:table-cell office:value-type="float" office:value="0.0236246292088138">
                <text:p>0.0236246292088138</text:p>
              </table:table-cell>
              <table:table-cell office:value-type="float" office:value="0.0105652553708269">
                <text:p>0.0105652553708269</text:p>
              </table:table-cell>
              <table:table-cell office:value-type="float" office:value="0.00472492584176275">
                <text:p>0.00472492584176275</text:p>
              </table:table-cell>
              <table:table-cell office:value-type="float" office:value="0.00211305107416539">
                <text:p>0.002113051074165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510709731574539">
                <text:p>0.0510709731574539</text:p>
              </table:table-cell>
              <table:table-cell office:value-type="float" office:value="0.0228396335314268">
                <text:p>0.0228396335314268</text:p>
              </table:table-cell>
              <table:table-cell office:value-type="float" office:value="0.0102141946314908">
                <text:p>0.0102141946314908</text:p>
              </table:table-cell>
              <table:table-cell office:value-type="float" office:value="0.00456792670628535">
                <text:p>0.00456792670628535</text:p>
              </table:table-cell>
              <table:table-cell office:value-type="float" office:value="0.00204283892629815">
                <text:p>0.002042838926298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493739944318114">
                <text:p>0.0493739944318114</text:p>
              </table:table-cell>
              <table:table-cell office:value-type="float" office:value="0.0220807215740453">
                <text:p>0.0220807215740453</text:p>
              </table:table-cell>
              <table:table-cell office:value-type="float" office:value="0.00987479888636229">
                <text:p>0.00987479888636229</text:p>
              </table:table-cell>
              <table:table-cell office:value-type="float" office:value="0.00441614431480906">
                <text:p>0.00441614431480906</text:p>
              </table:table-cell>
              <table:table-cell office:value-type="float" office:value="0.00197495977727246">
                <text:p>0.001974959777272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477334026637154">
                <text:p>0.0477334026637154</text:p>
              </table:table-cell>
              <table:table-cell office:value-type="float" office:value="0.0213470266306874">
                <text:p>0.0213470266306874</text:p>
              </table:table-cell>
              <table:table-cell office:value-type="float" office:value="0.00954668053274308">
                <text:p>0.00954668053274308</text:p>
              </table:table-cell>
              <table:table-cell office:value-type="float" office:value="0.00426940532613749">
                <text:p>0.00426940532613749</text:p>
              </table:table-cell>
              <table:table-cell office:value-type="float" office:value="0.00190933610654862">
                <text:p>0.0019093361065486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461473242356988">
                <text:p>0.0461473242356988</text:p>
              </table:table-cell>
              <table:table-cell office:value-type="float" office:value="0.0206377107941492">
                <text:p>0.0206377107941492</text:p>
              </table:table-cell>
              <table:table-cell office:value-type="float" office:value="0.00922946484713977">
                <text:p>0.00922946484713977</text:p>
              </table:table-cell>
              <table:table-cell office:value-type="float" office:value="0.00412754215882984">
                <text:p>0.00412754215882984</text:p>
              </table:table-cell>
              <table:table-cell office:value-type="float" office:value="0.00184589296942795">
                <text:p>0.001845892969427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446139477865783">
                <text:p>0.0446139477865783</text:p>
              </table:table-cell>
              <table:table-cell office:value-type="float" office:value="0.0199519639990831">
                <text:p>0.0199519639990831</text:p>
              </table:table-cell>
              <table:table-cell office:value-type="float" office:value="0.00892278955731567">
                <text:p>0.00892278955731567</text:p>
              </table:table-cell>
              <table:table-cell office:value-type="float" office:value="0.00399039279981662">
                <text:p>0.00399039279981662</text:p>
              </table:table-cell>
              <table:table-cell office:value-type="float" office:value="0.00178455791146313">
                <text:p>0.001784557911463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431315221428113">
                <text:p>0.0431315221428113</text:p>
              </table:table-cell>
              <table:table-cell office:value-type="float" office:value="0.0192890030968727">
                <text:p>0.0192890030968727</text:p>
              </table:table-cell>
              <table:table-cell office:value-type="float" office:value="0.00862630442856226">
                <text:p>0.00862630442856226</text:p>
              </table:table-cell>
              <table:table-cell office:value-type="float" office:value="0.00385780061937454">
                <text:p>0.00385780061937454</text:p>
              </table:table-cell>
              <table:table-cell office:value-type="float" office:value="0.00172526088571245">
                <text:p>0.001725260885712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416983543185901">
                <text:p>0.0416983543185901</text:p>
              </table:table-cell>
              <table:table-cell office:value-type="float" office:value="0.0186480709612479">
                <text:p>0.0186480709612479</text:p>
              </table:table-cell>
              <table:table-cell office:value-type="float" office:value="0.00833967086371803">
                <text:p>0.00833967086371803</text:p>
              </table:table-cell>
              <table:table-cell office:value-type="float" office:value="0.00372961419224958">
                <text:p>0.00372961419224958</text:p>
              </table:table-cell>
              <table:table-cell office:value-type="float" office:value="0.00166793417274361">
                <text:p>0.001667934172743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403128075823886">
                <text:p>0.0403128075823886</text:p>
              </table:table-cell>
              <table:table-cell office:value-type="float" office:value="0.018028435623618">
                <text:p>0.018028435623618</text:p>
              </table:table-cell>
              <table:table-cell office:value-type="float" office:value="0.00806256151647772">
                <text:p>0.00806256151647772</text:p>
              </table:table-cell>
              <table:table-cell office:value-type="float" office:value="0.00360568712472359">
                <text:p>0.00360568712472359</text:p>
              </table:table-cell>
              <table:table-cell office:value-type="float" office:value="0.00161251230329554">
                <text:p>0.0016125123032955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389732995877529">
                <text:p>0.0389732995877529</text:p>
              </table:table-cell>
              <table:table-cell office:value-type="float" office:value="0.017429389437136">
                <text:p>0.017429389437136</text:p>
              </table:table-cell>
              <table:table-cell office:value-type="float" office:value="0.00779465991755059">
                <text:p>0.00779465991755059</text:p>
              </table:table-cell>
              <table:table-cell office:value-type="float" office:value="0.0034858778874272">
                <text:p>0.0034858778874272</text:p>
              </table:table-cell>
              <table:table-cell office:value-type="float" office:value="0.00155893198351012">
                <text:p>0.001558931983510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37678300566203">
                <text:p>0.037678300566203</text:p>
              </table:table-cell>
              <table:table-cell office:value-type="float" office:value="0.0168502482685397">
                <text:p>0.0168502482685397</text:p>
              </table:table-cell>
              <table:table-cell office:value-type="float" office:value="0.0075356601132406">
                <text:p>0.0075356601132406</text:p>
              </table:table-cell>
              <table:table-cell office:value-type="float" office:value="0.00337004965370795">
                <text:p>0.00337004965370795</text:p>
              </table:table-cell>
              <table:table-cell office:value-type="float" office:value="0.00150713202264812">
                <text:p>0.001507132022648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364263315801788">
                <text:p>0.0364263315801788</text:p>
              </table:table-cell>
              <table:table-cell office:value-type="float" office:value="0.0162903507168454">
                <text:p>0.0162903507168454</text:p>
              </table:table-cell>
              <table:table-cell office:value-type="float" office:value="0.00728526631603576">
                <text:p>0.00728526631603576</text:p>
              </table:table-cell>
              <table:table-cell office:value-type="float" office:value="0.00325807014336908">
                <text:p>0.00325807014336908</text:p>
              </table:table-cell>
              <table:table-cell office:value-type="float" office:value="0.00145705326320715">
                <text:p>0.001457053263207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352159628340383">
                <text:p>0.0352159628340383</text:p>
              </table:table-cell>
              <table:table-cell office:value-type="float" office:value="0.0157490573580032">
                <text:p>0.0157490573580032</text:p>
              </table:table-cell>
              <table:table-cell office:value-type="float" office:value="0.00704319256680766">
                <text:p>0.00704319256680766</text:p>
              </table:table-cell>
              <table:table-cell office:value-type="float" office:value="0.00314981147160063">
                <text:p>0.00314981147160063</text:p>
              </table:table-cell>
              <table:table-cell office:value-type="float" office:value="0.00140863851336153">
                <text:p>0.0014086385133615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340458120411773">
                <text:p>0.0340458120411773</text:p>
              </table:table-cell>
              <table:table-cell office:value-type="float" office:value="0.0152257500146507">
                <text:p>0.0152257500146507</text:p>
              </table:table-cell>
              <table:table-cell office:value-type="float" office:value="0.00680916240823546">
                <text:p>0.00680916240823546</text:p>
              </table:table-cell>
              <table:table-cell office:value-type="float" office:value="0.00304515000293013">
                <text:p>0.00304515000293013</text:p>
              </table:table-cell>
              <table:table-cell office:value-type="float" office:value="0.00136183248164709">
                <text:p>0.0013618324816470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329145428454058">
                <text:p>0.0329145428454058</text:p>
              </table:table-cell>
              <table:table-cell office:value-type="float" office:value="0.0147198310501314">
                <text:p>0.0147198310501314</text:p>
              </table:table-cell>
              <table:table-cell office:value-type="float" office:value="0.00658290856908116">
                <text:p>0.00658290856908116</text:p>
              </table:table-cell>
              <table:table-cell office:value-type="float" office:value="0.00294396621002627">
                <text:p>0.00294396621002627</text:p>
              </table:table-cell>
              <table:table-cell office:value-type="float" office:value="0.00131658171381623">
                <text:p>0.001316581713816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318208632947793">
                <text:p>0.0318208632947793</text:p>
              </table:table-cell>
              <table:table-cell office:value-type="float" office:value="0.0142307226859709">
                <text:p>0.0142307226859709</text:p>
              </table:table-cell>
              <table:table-cell office:value-type="float" office:value="0.00636417265895587">
                <text:p>0.00636417265895587</text:p>
              </table:table-cell>
              <table:table-cell office:value-type="float" office:value="0.00284614453719418">
                <text:p>0.00284614453719418</text:p>
              </table:table-cell>
              <table:table-cell office:value-type="float" office:value="0.00127283453179117">
                <text:p>0.001272834531791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307635243661411">
                <text:p>0.0307635243661411</text:p>
              </table:table-cell>
              <table:table-cell office:value-type="float" office:value="0.0137578663420325">
                <text:p>0.0137578663420325</text:p>
              </table:table-cell>
              <table:table-cell office:value-type="float" office:value="0.00615270487322821">
                <text:p>0.00615270487322821</text:p>
              </table:table-cell>
              <table:table-cell office:value-type="float" office:value="0.0027515732684065">
                <text:p>0.0027515732684065</text:p>
              </table:table-cell>
              <table:table-cell office:value-type="float" office:value="0.00123054097464564">
                <text:p>0.001230540974645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297413185386904">
                <text:p>0.0297413185386904</text:p>
              </table:table-cell>
              <table:table-cell office:value-type="float" office:value="0.0133007219985973">
                <text:p>0.0133007219985973</text:p>
              </table:table-cell>
              <table:table-cell office:value-type="float" office:value="0.00594826370773809">
                <text:p>0.00594826370773809</text:p>
              </table:table-cell>
              <table:table-cell office:value-type="float" office:value="0.00266014439971946">
                <text:p>0.00266014439971946</text:p>
              </table:table-cell>
              <table:table-cell office:value-type="float" office:value="0.00118965274154762">
                <text:p>0.001189652741547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287530784149491">
                <text:p>0.0287530784149491</text:p>
              </table:table-cell>
              <table:table-cell office:value-type="float" office:value="0.0128587675796416">
                <text:p>0.0128587675796416</text:p>
              </table:table-cell>
              <table:table-cell office:value-type="float" office:value="0.00575061568298982">
                <text:p>0.00575061568298982</text:p>
              </table:table-cell>
              <table:table-cell office:value-type="float" office:value="0.00257175351592832">
                <text:p>0.00257175351592832</text:p>
              </table:table-cell>
              <table:table-cell office:value-type="float" office:value="0.00115012313659796">
                <text:p>0.0011501231365979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277976753875491">
                <text:p>0.0277976753875491</text:p>
              </table:table-cell>
              <table:table-cell office:value-type="float" office:value="0.0124314983566065">
                <text:p>0.0124314983566065</text:p>
              </table:table-cell>
              <table:table-cell office:value-type="float" office:value="0.00555953507750981">
                <text:p>0.00555953507750981</text:p>
              </table:table-cell>
              <table:table-cell office:value-type="float" office:value="0.0024862996713213">
                <text:p>0.0024862996713213</text:p>
              </table:table-cell>
              <table:table-cell office:value-type="float" office:value="0.00111190701550196">
                <text:p>0.001111907015501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268740183503206">
                <text:p>0.0268740183503206</text:p>
              </table:table-cell>
              <table:table-cell office:value-type="float" office:value="0.0120184263719787">
                <text:p>0.0120184263719787</text:p>
              </table:table-cell>
              <table:table-cell office:value-type="float" office:value="0.00537480367006413">
                <text:p>0.00537480367006413</text:p>
              </table:table-cell>
              <table:table-cell office:value-type="float" office:value="0.00240368527439575">
                <text:p>0.00240368527439575</text:p>
              </table:table-cell>
              <table:table-cell office:value-type="float" office:value="0.00107496073401283">
                <text:p>0.001074960734012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259810524522083">
                <text:p>0.0259810524522083</text:p>
              </table:table-cell>
              <table:table-cell office:value-type="float" office:value="0.0116190798820251">
                <text:p>0.0116190798820251</text:p>
              </table:table-cell>
              <table:table-cell office:value-type="float" office:value="0.00519621049044165">
                <text:p>0.00519621049044165</text:p>
              </table:table-cell>
              <table:table-cell office:value-type="float" office:value="0.00232381597640501">
                <text:p>0.00232381597640501</text:p>
              </table:table-cell>
              <table:table-cell office:value-type="float" office:value="0.00103924209808833">
                <text:p>0.001039242098088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251177578925908">
                <text:p>0.0251177578925908</text:p>
              </table:table-cell>
              <table:table-cell office:value-type="float" office:value="0.011233002818043">
                <text:p>0.011233002818043</text:p>
              </table:table-cell>
              <table:table-cell office:value-type="float" office:value="0.00502355157851817">
                <text:p>0.00502355157851817</text:p>
              </table:table-cell>
              <table:table-cell office:value-type="float" office:value="0.0022466005636086">
                <text:p>0.0022466005636086</text:p>
              </table:table-cell>
              <table:table-cell office:value-type="float" office:value="0.00100471031570363">
                <text:p>0.001004710315703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42831487566311">
                <text:p>0.0242831487566311</text:p>
              </table:table-cell>
              <table:table-cell office:value-type="float" office:value="0.0108597542655133">
                <text:p>0.0108597542655133</text:p>
              </table:table-cell>
              <table:table-cell office:value-type="float" office:value="0.00485662975132622">
                <text:p>0.00485662975132622</text:p>
              </table:table-cell>
              <table:table-cell office:value-type="float" office:value="0.00217195085310267">
                <text:p>0.00217195085310267</text:p>
              </table:table-cell>
              <table:table-cell office:value-type="float" office:value="0.000971325950265245">
                <text:p>0.00097132595026524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23476271889324">
                <text:p>0.023476271889324</text:p>
              </table:table-cell>
              <table:table-cell office:value-type="float" office:value="0.0104989079605592">
                <text:p>0.0104989079605592</text:p>
              </table:table-cell>
              <table:table-cell office:value-type="float" office:value="0.00469525437786479">
                <text:p>0.00469525437786479</text:p>
              </table:table-cell>
              <table:table-cell office:value-type="float" office:value="0.00209978159211183">
                <text:p>0.00209978159211183</text:p>
              </table:table-cell>
              <table:table-cell office:value-type="float" office:value="0.000939050875572959">
                <text:p>0.00093905087557295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226962058069575">
                <text:p>0.0226962058069575</text:p>
              </table:table-cell>
              <table:table-cell office:value-type="float" office:value="0.0101500518031365">
                <text:p>0.0101500518031365</text:p>
              </table:table-cell>
              <table:table-cell office:value-type="float" office:value="0.00453924116139149">
                <text:p>0.00453924116139149</text:p>
              </table:table-cell>
              <table:table-cell office:value-type="float" office:value="0.00203001036062729">
                <text:p>0.00203001036062729</text:p>
              </table:table-cell>
              <table:table-cell office:value-type="float" office:value="0.000907848232278299">
                <text:p>0.0009078482322782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219420596447438">
                <text:p>0.0219420596447438</text:p>
              </table:table-cell>
              <table:table-cell office:value-type="float" office:value="0.00981278738640041">
                <text:p>0.00981278738640041</text:p>
              </table:table-cell>
              <table:table-cell office:value-type="float" office:value="0.00438841192894877">
                <text:p>0.00438841192894877</text:p>
              </table:table-cell>
              <table:table-cell office:value-type="float" office:value="0.00196255747728008">
                <text:p>0.00196255747728008</text:p>
              </table:table-cell>
              <table:table-cell office:value-type="float" office:value="0.000877682385789753">
                <text:p>0.0008776823857897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212129721394184">
                <text:p>0.0212129721394184</text:p>
              </table:table-cell>
              <table:table-cell office:value-type="float" office:value="0.00948672954170975">
                <text:p>0.00948672954170975</text:p>
              </table:table-cell>
              <table:table-cell office:value-type="float" office:value="0.00424259442788369">
                <text:p>0.00424259442788369</text:p>
              </table:table-cell>
              <table:table-cell office:value-type="float" office:value="0.00189734590834195">
                <text:p>0.00189734590834195</text:p>
              </table:table-cell>
              <table:table-cell office:value-type="float" office:value="0.000848518885576737">
                <text:p>0.00084851888557673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205081106456447">
                <text:p>0.0205081106456447</text:p>
              </table:table-cell>
              <table:table-cell office:value-type="float" office:value="0.00917150589874975">
                <text:p>0.00917150589874975</text:p>
              </table:table-cell>
              <table:table-cell office:value-type="float" office:value="0.00410162212912895">
                <text:p>0.00410162212912895</text:p>
              </table:table-cell>
              <table:table-cell office:value-type="float" office:value="0.00183430117974995">
                <text:p>0.00183430117974995</text:p>
              </table:table-cell>
              <table:table-cell office:value-type="float" office:value="0.00082032442582579">
                <text:p>0.000820324425825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19826670185102">
                <text:p>0.019826670185102</text:p>
              </table:table-cell>
              <table:table-cell office:value-type="float" office:value="0.00886675646027129">
                <text:p>0.00886675646027129</text:p>
              </table:table-cell>
              <table:table-cell office:value-type="float" office:value="0.0039653340370204">
                <text:p>0.0039653340370204</text:p>
              </table:table-cell>
              <table:table-cell office:value-type="float" office:value="0.00177335129205426">
                <text:p>0.00177335129205426</text:p>
              </table:table-cell>
              <table:table-cell office:value-type="float" office:value="0.000793066807404081">
                <text:p>0.00079306680740408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191678725271699">
                <text:p>0.0191678725271699</text:p>
              </table:table-cell>
              <table:table-cell office:value-type="float" office:value="0.00857213319096049">
                <text:p>0.00857213319096049</text:p>
              </table:table-cell>
              <table:table-cell office:value-type="float" office:value="0.00383357450543397">
                <text:p>0.00383357450543397</text:p>
              </table:table-cell>
              <table:table-cell office:value-type="float" office:value="0.0017144266381921">
                <text:p>0.0017144266381921</text:p>
              </table:table-cell>
              <table:table-cell office:value-type="float" office:value="0.000766714901086794">
                <text:p>0.00076671490108679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185309653001595">
                <text:p>0.0185309653001595</text:p>
              </table:table-cell>
              <table:table-cell office:value-type="float" office:value="0.00828729961996929">
                <text:p>0.00828729961996929</text:p>
              </table:table-cell>
              <table:table-cell office:value-type="float" office:value="0.0037061930600319">
                <text:p>0.0037061930600319</text:p>
              </table:table-cell>
              <table:table-cell office:value-type="float" office:value="0.00165745992399386">
                <text:p>0.00165745992399386</text:p>
              </table:table-cell>
              <table:table-cell office:value-type="float" office:value="0.00074123861200638">
                <text:p>0.000741238612006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179152211320772">
                <text:p>0.0179152211320772</text:p>
              </table:table-cell>
              <table:table-cell office:value-type="float" office:value="0.00801193045665308">
                <text:p>0.00801193045665308</text:p>
              </table:table-cell>
              <table:table-cell office:value-type="float" office:value="0.00358304422641544">
                <text:p>0.00358304422641544</text:p>
              </table:table-cell>
              <table:table-cell office:value-type="float" office:value="0.00160238609133062">
                <text:p>0.00160238609133062</text:p>
              </table:table-cell>
              <table:table-cell office:value-type="float" office:value="0.000716608845283089">
                <text:p>0.00071660884528308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17319936819938">
                <text:p>0.017319936819938</text:p>
              </table:table-cell>
              <table:table-cell office:value-type="float" office:value="0.00774571121907659">
                <text:p>0.00774571121907659</text:p>
              </table:table-cell>
              <table:table-cell office:value-type="float" office:value="0.0034639873639876">
                <text:p>0.0034639873639876</text:p>
              </table:table-cell>
              <table:table-cell office:value-type="float" office:value="0.00154914224381532">
                <text:p>0.00154914224381532</text:p>
              </table:table-cell>
              <table:table-cell office:value-type="float" office:value="0.000692797472797521">
                <text:p>0.00069279747279752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67444325266814">
                <text:p>0.0167444325266814</text:p>
              </table:table-cell>
              <table:table-cell office:value-type="float" office:value="0.00748833787486365">
                <text:p>0.00748833787486365</text:p>
              </table:table-cell>
              <table:table-cell office:value-type="float" office:value="0.00334888650533629">
                <text:p>0.00334888650533629</text:p>
              </table:table-cell>
              <table:table-cell office:value-type="float" office:value="0.00149766757497273">
                <text:p>0.00149766757497273</text:p>
              </table:table-cell>
              <table:table-cell office:value-type="float" office:value="0.000669777301067258">
                <text:p>0.00066977730106725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161880510047721">
                <text:p>0.0161880510047721</text:p>
              </table:table-cell>
              <table:table-cell office:value-type="float" office:value="0.00723951649398085">
                <text:p>0.00723951649398085</text:p>
              </table:table-cell>
              <table:table-cell office:value-type="float" office:value="0.00323761020095443">
                <text:p>0.00323761020095443</text:p>
              </table:table-cell>
              <table:table-cell office:value-type="float" office:value="0.00144790329879617">
                <text:p>0.00144790329879617</text:p>
              </table:table-cell>
              <table:table-cell office:value-type="float" office:value="0.000647522040190885">
                <text:p>0.00064752204019088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156501568455984">
                <text:p>0.0156501568455984</text:p>
              </table:table-cell>
              <table:table-cell office:value-type="float" office:value="0.00699896291305834">
                <text:p>0.00699896291305834</text:p>
              </table:table-cell>
              <table:table-cell office:value-type="float" office:value="0.00313003136911968">
                <text:p>0.00313003136911968</text:p>
              </table:table-cell>
              <table:table-cell office:value-type="float" office:value="0.00139979258261167">
                <text:p>0.00139979258261167</text:p>
              </table:table-cell>
              <table:table-cell office:value-type="float" office:value="0.000626006273823936">
                <text:p>0.00062600627382393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151301357538117">
                <text:p>0.0151301357538117</text:p>
              </table:table-cell>
              <table:table-cell office:value-type="float" office:value="0.0067664024108646">
                <text:p>0.0067664024108646</text:p>
              </table:table-cell>
              <table:table-cell office:value-type="float" office:value="0.00302602715076234">
                <text:p>0.00302602715076234</text:p>
              </table:table-cell>
              <table:table-cell office:value-type="float" office:value="0.00135328048217292">
                <text:p>0.00135328048217292</text:p>
              </table:table-cell>
              <table:table-cell office:value-type="float" office:value="0.000605205430152468">
                <text:p>0.0006052054301524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146273938457783">
                <text:p>0.0146273938457783</text:p>
              </table:table-cell>
              <table:table-cell office:value-type="float" office:value="0.00654156939456447">
                <text:p>0.00654156939456447</text:p>
              </table:table-cell>
              <table:table-cell office:value-type="float" office:value="0.00292547876915566">
                <text:p>0.00292547876915566</text:p>
              </table:table-cell>
              <table:table-cell office:value-type="float" office:value="0.0013083138789129">
                <text:p>0.0013083138789129</text:p>
              </table:table-cell>
              <table:table-cell office:value-type="float" office:value="0.000585095753831132">
                <text:p>0.00058509575383113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141413569713418">
                <text:p>0.0141413569713418</text:p>
              </table:table-cell>
              <table:table-cell office:value-type="float" office:value="0.00632420709640217">
                <text:p>0.00632420709640217</text:p>
              </table:table-cell>
              <table:table-cell office:value-type="float" office:value="0.00282827139426836">
                <text:p>0.00282827139426836</text:p>
              </table:table-cell>
              <table:table-cell office:value-type="float" office:value="0.00126484141928043">
                <text:p>0.00126484141928043</text:p>
              </table:table-cell>
              <table:table-cell office:value-type="float" office:value="0.000565654278853673">
                <text:p>0.00056565427885367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136714700581221">
                <text:p>0.0136714700581221</text:p>
              </table:table-cell>
              <table:table-cell office:value-type="float" office:value="0.00611406728046281">
                <text:p>0.00611406728046281</text:p>
              </table:table-cell>
              <table:table-cell office:value-type="float" office:value="0.00273429401162442">
                <text:p>0.00273429401162442</text:p>
              </table:table-cell>
              <table:table-cell office:value-type="float" office:value="0.00122281345609256">
                <text:p>0.00122281345609256</text:p>
              </table:table-cell>
              <table:table-cell office:value-type="float" office:value="0.000546858802324884">
                <text:p>0.00054685880232488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132171964776018">
                <text:p>0.0132171964776018</text:p>
              </table:table-cell>
              <table:table-cell office:value-type="float" office:value="0.0059109099591777">
                <text:p>0.0059109099591777</text:p>
              </table:table-cell>
              <table:table-cell office:value-type="float" office:value="0.00264343929552037">
                <text:p>0.00264343929552037</text:p>
              </table:table-cell>
              <table:table-cell office:value-type="float" office:value="0.00118218199183554">
                <text:p>0.00118218199183554</text:p>
              </table:table-cell>
              <table:table-cell office:value-type="float" office:value="0.000528687859104074">
                <text:p>0.00052868785910407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